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30000004465AA41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Monospace1" svg:font-family="Monospace" style:font-pitch="fixed"/>
    <style:font-face style:name="Courier New1" svg:font-family="'Courier New'" style:font-family-generic="modern" style:font-pitch="fixed"/>
    <style:font-face style:name="Monospace3" svg:font-family="Monospace" style:font-family-generic="roman" style:font-pitch="fixed"/>
    <style:font-face style:name="Arial2" svg:font-family="Arial" style:font-pitch="variable"/>
    <style:font-face style:name="Lohit Hindi1" svg:font-family="'Lohit Hindi'" style:font-pitch="variable"/>
    <style:font-face style:name="Monospace" svg:font-family="Monospace" style:font-pitch="variable"/>
    <style:font-face style:name="WenQuanYi Micro Hei1" svg:font-family="'WenQuanYi Micro Hei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onospace2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gradient" draw:fill-color="#ff9966" draw:fill-gradient-name="Gradient_20_16" draw:textarea-horizontal-align="justify" draw:textarea-vertical-align="top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6" style:family="graphic" style:parent-style-name="standard">
      <style:graphic-properties svg:stroke-width="0.102cm" draw:marker-start-width="0.352cm" draw:marker-end-width="0.352cm" draw:fill="gradient" draw:fill-color="#ff9966" draw:fill-gradient-name="Gradient_20_25" draw:textarea-horizontal-align="justify" draw:textarea-vertical-align="bottom" draw:auto-grow-height="false" fo:padding-top="0.175cm" fo:padding-bottom="0.175cm" fo:padding-left="0.3cm" fo:padding-right="0.3cm" draw:shadow-offset-x="0.102cm" draw:shadow-offset-y="0.102cm"/>
    </style:style>
    <style:style style:name="gr7" style:family="graphic" style:parent-style-name="standard">
      <style:graphic-properties svg:stroke-width="0.102cm" draw:marker-start-width="0.352cm" draw:marker-end-width="0.352cm" draw:fill="gradient" draw:fill-color="#ff9966" draw:fill-gradient-name="Gradient_20_26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8" style:family="graphic" style:parent-style-name="standard">
      <style:graphic-properties svg:stroke-width="0.102cm" draw:marker-start-width="0.352cm" draw:marker-end-width="0.352cm" draw:fill="gradient" draw:fill-color="#ff9966" draw:fill-gradient-name="Gradient_20_28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b3b3b3" fo:font-size="18pt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paragraph-properties style:text-autospace="none"/>
    </style:style>
    <style:style style:name="P7" style:family="paragraph">
      <style:paragraph-properties fo:text-align="start" style:text-autospace="none"/>
      <style:text-properties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P8" style:family="paragraph">
      <style:paragraph-properties fo:text-align="start" style:text-autospace="none"/>
      <style:text-properties fo:color="#000000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P9" style:family="paragraph">
      <style:paragraph-properties fo:text-align="start" style:text-autospace="none"/>
      <style:text-properties fo:color="#000000" style:font-name="Monospace1" fo:font-size="17pt" style:text-underline-style="none" fo:font-weight="normal" style:font-name-asian="Monospace1" style:font-size-asian="17pt" style:font-weight-asian="normal" style:font-name-complex="Monospace1" style:font-size-complex="17pt" style:font-weight-complex="normal"/>
    </style:style>
    <style:style style:name="P10" style:family="paragraph">
      <style:paragraph-properties fo:text-align="start" style:text-autospace="none"/>
      <style:text-properties fo:color="#00000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11" style:family="paragraph">
      <style:paragraph-properties fo:text-align="start" style:text-autospace="none"/>
      <style:text-properties fo:color="#000000" style:font-name="Monospace1" fo:font-size="19pt" style:text-underline-style="none" fo:font-weight="normal" style:font-name-asian="Monospace1" style:font-size-asian="19pt" style:font-weight-asian="normal" style:font-name-complex="Monospace1" style:font-size-complex="19pt" style:font-weight-complex="normal"/>
    </style:style>
    <style:style style:name="P12" style:family="paragraph">
      <style:paragraph-properties fo:text-align="start" style:text-autospace="none"/>
      <style:text-properties fo:color="#000000" style:font-name="Monospace1" fo:font-size="20pt" style:text-underline-style="none" fo:font-weight="normal" style:font-name-asian="Monospace1" style:font-size-asian="20pt" style:font-weight-asian="normal" style:font-name-complex="Monospace1" style:font-size-complex="20pt" style:font-weight-complex="normal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text-align="start" style:text-autospace="none"/>
      <style:text-properties fo:color="#646464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15" style:family="paragraph">
      <style:paragraph-properties fo:text-align="start" style:text-autospace="none"/>
      <style:text-properties fo:color="#646464" style:font-name="Monospace3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P16" style:family="paragraph">
      <style:paragraph-properties fo:text-align="center"/>
      <style:text-properties style:font-name="Courier New1" fo:font-size="18pt" fo:font-weight="bold" style:font-size-asian="18pt" style:font-weight-asian="bold" style:font-size-complex="18pt" style:font-weight-complex="bold"/>
    </style:style>
    <style:style style:name="P17" style:family="paragraph">
      <style:paragraph-properties fo:text-align="center"/>
      <style:text-properties style:font-name="Courier New1" fo:font-size="16pt" fo:font-weight="bold" style:font-size-asian="16pt" style:font-weight-asian="bold" style:font-size-complex="16pt" style:font-weight-complex="bold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text-properties fo:color="#646464" style:font-name="Monospace3" fo:font-size="15pt" style:font-size-asian="15pt" style:font-size-complex="15pt"/>
    </style:style>
    <style:style style:name="P20" style:family="paragraph">
      <style:text-properties style:font-name="Monospace3" fo:font-size="15pt" style:font-size-asian="15pt" style:font-size-complex="15pt"/>
    </style:style>
    <style:style style:name="P21" style:family="paragraph">
      <style:paragraph-properties fo:text-align="start" style:text-autospace="none"/>
      <style:text-properties fo:color="#000000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P22" style:family="paragraph">
      <style:text-properties fo:font-weight="bold" style:font-weight-asian="bold" style:font-weight-complex="bold"/>
    </style:style>
    <style:style style:name="P23" style:family="paragraph">
      <style:paragraph-properties fo:text-align="start" style:text-autospace="none"/>
      <style:text-properties fo:color="#3f5fb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24" style:family="paragraph">
      <style:paragraph-properties fo:text-align="start" style:text-autospace="none"/>
      <style:text-properties style:use-window-font-color="true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25" style:family="paragraph">
      <style:text-properties fo:color="#646464" style:font-name="Monospace3" fo:font-size="18pt" style:font-size-asian="18pt" style:font-size-complex="18pt"/>
    </style:style>
    <style:style style:name="P26" style:family="paragraph">
      <style:text-properties style:font-name="Monospace3" fo:font-size="18pt" style:font-size-asian="18pt" style:font-size-complex="18pt"/>
    </style:style>
    <style:style style:name="P27" style:family="paragraph">
      <style:text-properties fo:color="#000000" style:font-name="Monospace3" fo:font-size="18pt" style:font-size-asian="18pt" style:font-size-complex="18pt"/>
    </style:style>
    <style:style style:name="P28" style:family="paragraph">
      <style:text-properties fo:font-size="18pt" style:font-size-asian="18pt" style:font-size-complex="18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b3b3b3" fo:font-size="18pt" fo:font-weight="bold" style:font-weight-asian="bold" style:font-weight-complex="bold"/>
    </style:style>
    <style:style style:name="T3" style:family="text">
      <style:text-properties fo:color="#000000"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T4" style:family="text">
      <style:text-properties fo:color="#0000c0"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T5" style:family="text">
      <style:text-properties fo:color="#7f0055"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T6" style:family="text">
      <style:text-properties fo:color="#0000c0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c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7f0055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2a00f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Monospace1" fo:font-size="16pt" style:font-name-asian="Monospace1" style:font-size-asian="16pt" style:font-name-complex="Monospace1" style:font-size-complex="16pt"/>
    </style:style>
    <style:style style:name="T14" style:family="text">
      <style:text-properties fo:color="#646464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7f0055" style:text-outline="false" style:text-line-through-style="none" style:text-line-through-type="none" style:font-name="Monospace1" fo:font-size="17pt" fo:font-style="normal" fo:text-shadow="none" style:text-underline-style="none" fo:font-weight="bold" style:letter-kerning="true" style:font-name-asian="Monospace1" style:font-size-asian="17pt" style:font-style-asian="normal" style:font-weight-asian="bold" style:font-name-complex="Monospace1" style:font-size-complex="17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c0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2a00ff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7f0055" style:text-outline="false" style:text-line-through-style="none" style:text-line-through-type="none" style:font-name="Monospace1" fo:font-size="18pt" fo:font-style="normal" fo:text-shadow="none" style:text-underline-style="none" fo:font-weight="bold" style:letter-kerning="true" style:font-name-asian="Monospace1" style:font-size-asian="18pt" style:font-style-asian="normal" style:font-weight-asian="bold" style:font-name-complex="Monospace1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646464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Monospace1" fo:font-size="18pt" fo:font-style="italic" fo:text-shadow="none" style:text-underline-style="none" fo:font-weight="normal" style:letter-kerning="true" style:font-name-asian="Monospace1" style:font-size-asian="18pt" style:font-style-asian="italic" style:font-weight-asian="normal" style:font-name-complex="Monospace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2a00f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3f7f5f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Monospace1" fo:font-size="17pt" style:text-underline-style="none" style:font-name-asian="Monospace1" style:font-size-asian="17pt" style:font-name-complex="Monospace1" style:font-size-complex="17pt"/>
    </style:style>
    <style:style style:name="T27" style:family="text">
      <style:text-properties fo:color="#000000" style:text-outline="false" style:text-line-through-style="none" style:text-line-through-type="none" style:font-name="Monospace1" fo:font-size="17pt" fo:font-style="normal" fo:text-shadow="none" style:text-underline-style="none" style:letter-kerning="true" style:font-name-asian="Monospace1" style:font-size-asian="17pt" style:font-style-asian="normal" style:font-name-complex="Monospace1" style:font-size-complex="17pt" style:font-style-complex="normal" style:text-emphasize="none" style:font-relief="none" style:text-overline-style="none" style:text-overline-color="font-color"/>
    </style:style>
    <style:style style:name="T28" style:family="text">
      <style:text-properties fo:color="#00808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3f7f7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7f007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1a1a1a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2a00ff" style:text-outline="false" style:text-line-through-style="none" style:text-line-through-type="none" style:font-name="Monospace1" fo:font-size="16pt" fo:font-style="italic" fo:text-shadow="none" style:text-underline-style="none" fo:font-weight="normal" style:letter-kerning="true" style:font-name-asian="Monospace1" style:font-size-asian="16pt" style:font-style-asian="italic" style:font-weight-asian="normal" style:font-name-complex="Monospace1" style:font-size-complex="16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Courier New1"/>
    </style:style>
    <style:style style:name="T34" style:family="text">
      <style:text-properties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808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3f7f7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7f007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1a1a1a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2a00ff" style:text-outline="false" style:text-line-through-style="none" style:text-line-through-type="none" style:font-name="Monospace1" fo:font-size="18pt" fo:font-style="italic" fo:text-shadow="none" style:text-underline-style="none" fo:font-weight="normal" style:letter-kerning="true" style:font-name-asian="Monospace1" style:font-size-asian="18pt" style:font-style-asian="italic" style:font-weight-asian="normal" style:font-name-complex="Monospace1" style:font-size-complex="1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7f007f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1a1a1a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2a00ff" style:text-outline="false" style:text-line-through-style="none" style:text-line-through-type="none" style:font-name="Monospace1" fo:font-size="16pt" fo:font-style="italic" fo:text-shadow="none" style:text-underline-style="none" fo:font-weight="bold" style:letter-kerning="true" style:font-name-asian="Monospace1" style:font-size-asian="16pt" style:font-style-asian="italic" style:font-weight-asian="bold" style:font-name-complex="Monospace1" style:font-size-complex="16pt" style:font-style-complex="italic" style:font-weight-complex="bold" style:text-emphasize="none" style:font-relief="none" style:text-overline-style="none" style:text-overline-color="font-color"/>
    </style:style>
    <style:style style:name="T44" style:family="text">
      <style:text-properties fo:color="#646464" style:font-name="Monospace1" fo:font-size="19pt" style:font-name-asian="Monospace1" style:font-size-asian="19pt" style:font-name-complex="Monospace1" style:font-size-complex="19pt"/>
    </style:style>
    <style:style style:name="T45" style:family="text">
      <style:text-properties fo:color="#7f0055" style:font-name="Monospace1" fo:font-size="19pt" fo:font-weight="bold" style:font-name-asian="Monospace1" style:font-size-asian="19pt" style:font-weight-asian="bold" style:font-name-complex="Monospace1" style:font-size-complex="19pt" style:font-weight-complex="bold"/>
    </style:style>
    <style:style style:name="T46" style:family="text">
      <style:text-properties fo:color="#000000" style:font-name="Monospace1" fo:font-size="19pt" style:font-name-asian="Monospace1" style:font-size-asian="19pt" style:font-name-complex="Monospace1" style:font-size-complex="19pt"/>
    </style:style>
    <style:style style:name="T47" style:family="text">
      <style:text-properties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48" style:family="text">
      <style:text-properties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50" style:family="text">
      <style:text-properties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51" style:family="text">
      <style:text-properties fo:color="#1a1a1a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52" style:family="text">
      <style:text-properties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646464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56" style:family="text">
      <style:text-properties fo:color="#7f0055" style:text-outline="false" style:text-line-through-style="none" style:text-line-through-type="none" style:font-name="Monospace1" fo:font-size="20pt" fo:text-shadow="none" style:text-underline-style="none" fo:font-weight="bold" style:letter-kerning="true" style:font-name-asian="Monospace1" style:font-size-asian="20pt" style:font-weight-asian="bold" style:font-name-complex="Monospace1" style:font-size-complex="20pt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c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58" style:family="text">
      <style:text-properties fo:color="#646464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0" style:family="text">
      <style:text-properties fo:color="#2a00ff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1" style:family="text">
      <style:text-properties fo:color="#7f0055" style:text-outline="false" style:text-line-through-style="none" style:text-line-through-type="none" style:font-name="Monospace1" fo:font-size="19pt" fo:text-shadow="none" style:text-underline-style="none" fo:font-weight="bold" style:letter-kerning="true" style:font-name-asian="Monospace1" style:font-size-asian="19pt" style:font-weight-asian="bold" style:font-name-complex="Monospace1" style:font-size-complex="19pt" style:font-weight-complex="bold" style:text-emphasize="none" style:font-relief="none" style:text-overline-style="none" style:text-overline-color="font-color"/>
    </style:style>
    <style:style style:name="T62" style:family="text">
      <style:text-properties fo:color="#0000c0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8080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4" style:family="text">
      <style:text-properties fo:color="#3f7f7f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6" style:family="text">
      <style:text-properties fo:color="#7f007f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7" style:family="text">
      <style:text-properties fo:color="#1a1a1a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8" style:family="text">
      <style:text-properties fo:color="#2a00ff" style:text-outline="false" style:text-line-through-style="none" style:text-line-through-type="none" style:font-name="Monospace1" fo:font-size="19pt" fo:font-style="italic" fo:text-shadow="none" style:text-underline-style="none" fo:font-weight="normal" style:letter-kerning="true" style:font-name-asian="Monospace1" style:font-size-asian="19pt" style:font-style-asian="italic" style:font-weight-asian="normal" style:font-name-complex="Monospace1" style:font-size-complex="19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3f7f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7f00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1a1a1a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2a00f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75" style:family="text">
      <style:text-properties fo:font-size="40pt" style:font-size-asian="40pt" style:font-size-complex="40pt"/>
    </style:style>
    <style:style style:name="T76" style:family="text">
      <style:text-properties fo:color="#646464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77" style:family="text">
      <style:text-properties fo:color="#7f0055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78" style:family="text">
      <style:text-properties fo:color="#000000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79" style:family="text">
      <style:text-properties fo:color="#646464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00c0" style:text-outline="false" style:text-line-through-style="none" style:text-line-through-type="none" style:font-name="Monospace1" fo:font-size="16pt" fo:font-style="italic" fo:text-shadow="none" style:text-underline-style="none" fo:font-weight="normal" style:letter-kerning="true" style:font-name-asian="Monospace1" style:font-size-asian="16pt" style:font-style-asian="italic" style:font-weight-asian="normal" style:font-name-complex="Monospace1" style:font-size-complex="16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color="#2a00ff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0000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84" style:family="text">
      <style:text-properties fo:color="#646464" style:text-outline="false" style:text-line-through-style="none" style:text-line-through-type="none" style:font-name="Monospace1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85" style:family="text">
      <style:text-properties fo:color="#646464" style:text-outline="false" style:text-line-through-style="none" style:text-line-through-type="none" style:font-name="Monospace3" fo:font-size="18pt" fo:text-shadow="none" style:text-underline-style="none" fo:font-weight="bold" style:letter-kerning="true" style:font-name-asian="Monospace1" style:font-size-asian="18pt" style:font-weight-asian="bold" style:font-name-complex="Monospace1" style:font-size-complex="18pt" style:font-weight-complex="bold" style:text-emphasize="none" style:font-relief="none" style:text-overline-style="none" style:text-overline-color="font-color"/>
    </style:style>
    <style:style style:name="T86" style:family="text">
      <style:text-properties fo:color="#000000" style:text-outline="false" style:text-line-through-style="none" style:text-line-through-type="none" style:font-name="Monospace3" fo:font-size="18pt" fo:text-shadow="none" style:text-underline-style="none" fo:font-weight="bold" style:letter-kerning="true" style:font-name-asian="Monospace1" style:font-size-asian="18pt" style:font-weight-asian="bold" style:font-name-complex="Monospace1" style:font-size-complex="18pt" style:font-weight-complex="bold" style:text-emphasize="none" style:font-relief="none" style:text-overline-style="none" style:text-overline-color="font-color"/>
    </style:style>
    <style:style style:name="T87" style:family="text">
      <style:text-properties fo:color="#7f0055" style:text-outline="false" style:text-line-through-style="none" style:text-line-through-type="none" style:font-name="Monospace3" fo:font-size="18pt" fo:text-shadow="none" style:text-underline-style="none" fo:font-weight="bold" style:letter-kerning="true" style:font-name-asian="Monospace1" style:font-size-asian="18pt" style:font-weight-asian="bold" style:font-name-complex="Monospace1" style:font-size-complex="18pt" style:font-weight-complex="bold" style:text-emphasize="none" style:font-relief="none" style:text-overline-style="none" style:text-overline-color="font-color"/>
    </style:style>
    <style:style style:name="T88" style:family="text">
      <style:text-properties fo:color="#7f0055" style:text-outline="false" style:text-line-through-style="none" style:text-line-through-type="none" style:font-name="Monospace3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89" style:family="text">
      <style:text-properties fo:color="#000000" style:text-outline="false" style:text-line-through-style="none" style:text-line-through-type="none" style:font-name="Monospace3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90" style:family="text">
      <style:text-properties fo:color="#0000c0" style:text-outline="false" style:text-line-through-style="none" style:text-line-through-type="none" style:font-name="Monospace3" fo:font-size="18pt" fo:text-shadow="none" style:text-underline-style="none" fo:font-weight="bold" style:letter-kerning="true" style:font-name-asian="Monospace1" style:font-size-asian="18pt" style:font-weight-asian="bold" style:font-name-complex="Monospace1" style:font-size-complex="18pt" style:font-weight-complex="bold" style:text-emphasize="none" style:font-relief="none" style:text-overline-style="none" style:text-overline-color="font-color"/>
    </style:style>
    <style:style style:name="T91" style:family="text">
      <style:text-properties fo:color="#646464" style:text-outline="false" style:text-line-through-style="none" style:text-line-through-type="none" style:font-name="Monospace3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92" style:family="text">
      <style:text-properties fo:color="#7f0055" style:text-outline="false" style:text-line-through-style="none" style:text-line-through-type="none" style:font-name="Monospace3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93" style:family="text">
      <style:text-properties fo:color="#000000" style:text-outline="false" style:text-line-through-style="none" style:text-line-through-type="none" style:font-name="Monospace3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94" style:family="text">
      <style:text-properties fo:color="#646464" style:text-outline="false" style:text-line-through-style="none" style:text-line-through-type="none" style:font-name="Monospace3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95" style:family="text">
      <style:text-properties fo:color="#000000" style:text-outline="false" style:text-line-through-style="none" style:text-line-through-type="none" style:font-name="Monospace3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96" style:family="text">
      <style:text-properties fo:color="#646464" style:text-outline="false" style:text-line-through-style="none" style:text-line-through-type="none" style:font-name="Monospace3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97" style:family="text">
      <style:text-properties fo:color="#6a3e3e" style:text-outline="false" style:text-line-through-style="none" style:text-line-through-type="none" style:font-name="Monospace3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98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9" style:family="text">
      <style:text-properties style:font-name="Courier New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00" style:family="text">
      <style:text-properties fo:color="#000000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101" style:family="text">
      <style:text-properties fo:color="#646464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102" style:family="text">
      <style:text-properties fo:color="#000000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fo:color="#000000" style:text-outline="false" style:text-line-through-style="none" style:text-line-through-type="none" style:font-name="Monospace1" fo:font-size="16pt" fo:font-style="italic" fo:text-shadow="none" style:text-underline-style="none" style:letter-kerning="true" style:font-name-asian="Monospace1" style:font-size-asian="16pt" style:font-style-asian="italic" style:font-name-complex="Monospace1" style:font-size-complex="16pt" style:font-style-complex="italic" style:text-emphasize="none" style:font-relief="none" style:text-overline-style="none" style:text-overline-color="font-color"/>
    </style:style>
    <style:style style:name="T104" style:family="text">
      <style:text-properties fo:color="#646464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105" style:family="text">
      <style:text-properties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106" style:family="text">
      <style:text-properties fo:color="#2a00ff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color="#0000c0" style:text-outline="false" style:text-line-through-style="none" style:text-line-through-type="none" style:font-name="Monospace1" fo:font-size="16pt" fo:font-style="italic" fo:text-shadow="none" style:text-underline-style="none" style:letter-kerning="true" style:font-name-asian="Monospace1" style:font-size-asian="16pt" style:font-style-asian="italic" style:font-name-complex="Monospace1" style:font-size-complex="16pt" style:font-style-complex="italic" style:text-emphasize="none" style:font-relief="none" style:text-overline-style="none" style:text-overline-color="font-color"/>
    </style:style>
    <style:style style:name="T108" style:family="text">
      <style:text-properties fo:color="#2a00ff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111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112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113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114" style:family="text">
      <style:text-properties fo:color="#1a1a1a" style:font-name="Monospace1" fo:font-size="20pt" style:font-name-asian="Monospace1" style:font-size-asian="20pt" style:font-name-complex="Monospace1" style:font-size-complex="20pt"/>
    </style:style>
    <style:style style:name="T115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116" style:family="text">
      <style:text-properties fo:color="#646464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17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18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119" style:family="text">
      <style:text-properties fo:color="#3f7f5f" style:font-name="Monospace1" fo:font-size="13pt" style:font-name-asian="Monospace1" style:font-size-asian="13pt" style:font-name-complex="Monospace1" style:font-size-complex="13pt"/>
    </style:style>
    <style:style style:name="T120" style:family="text">
      <style:text-properties fo:color="#646464" style:font-name="Monospace1" fo:font-size="18pt" style:font-name-asian="Monospace1" style:font-size-asian="18pt" style:font-name-complex="Monospace1" style:font-size-complex="18pt"/>
    </style:style>
    <style:style style:name="T121" style:family="text">
      <style:text-properties fo:color="#000000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22" style:family="text">
      <style:text-properties fo:color="#00808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23" style:family="text">
      <style:text-properties fo:color="#3f7f7f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24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25" style:family="text">
      <style:text-properties fo:color="#7f007f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26" style:family="text">
      <style:text-properties fo:color="#1a1a1a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27" style:family="text">
      <style:text-properties fo:color="#2a00ff" style:font-name="Monospace1" fo:font-size="18pt" fo:font-style="italic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28" style:family="text">
      <style:text-properties fo:color="#0000c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29" style:family="text">
      <style:text-properties fo:color="#0000c0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30" style:family="text">
      <style:text-properties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31" style:family="text">
      <style:text-properties fo:color="#646464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2" style:family="text">
      <style:text-properties fo:color="#000000" style:font-name="Monospace1" fo:font-size="18pt" fo:font-style="italic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33" style:family="text">
      <style:text-properties fo:color="#2a00ff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4" style:family="text">
      <style:text-properties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5" style:family="text">
      <style:text-properties fo:color="#646464" style:font-name="Monospace3" fo:font-size="10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6" style:family="text">
      <style:text-properties fo:font-size="18pt"/>
    </style:style>
    <style:style style:name="T137" style:family="text">
      <style:text-properties style:font-name="Monospace1" fo:font-size="15pt" fo:font-weight="normal" style:font-name-asian="Monospace1" style:font-size-asian="15pt" style:font-weight-asian="normal" style:font-name-complex="Monospace1" style:font-size-complex="15pt" style:font-weight-complex="normal"/>
    </style:style>
    <style:style style:name="T138" style:family="text">
      <style:text-properties fo:color="#7f0055" style:font-name="Monospace3" fo:font-size="15pt" fo:font-weight="bold" style:font-name-asian="Monospace1" style:font-size-asian="15pt" style:font-weight-asian="bold" style:font-name-complex="Monospace1" style:font-size-complex="15pt" style:font-weight-complex="bold"/>
    </style:style>
    <style:style style:name="T139" style:family="text">
      <style:text-properties fo:color="#000000" style:font-name="Monospace3" fo:font-size="15pt" fo:font-weight="normal" style:font-name-asian="Monospace1" style:font-size-asian="15pt" style:font-weight-asian="normal" style:font-name-complex="Monospace1" style:font-size-complex="15pt" style:font-weight-complex="normal"/>
    </style:style>
    <style:style style:name="T140" style:family="text">
      <style:text-properties fo:color="#008080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41" style:family="text">
      <style:text-properties fo:color="#3f7f7f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42" style:family="text">
      <style:text-properties fo:color="#000000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43" style:family="text">
      <style:text-properties fo:color="#7f007f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44" style:family="text">
      <style:text-properties fo:color="#3c3c3c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45" style:family="text">
      <style:text-properties fo:color="#2a00ff" style:text-outline="false" style:text-line-through-style="none" style:text-line-through-type="none" style:font-name="Monospace3" fo:font-size="15pt" fo:font-style="italic" fo:text-shadow="none" style:text-underline-style="none" fo:font-weight="normal" style:letter-kerning="true" style:font-name-asian="Monospace1" style:font-size-asian="15pt" style:font-style-asian="italic" style:font-weight-asian="normal" style:font-name-complex="Monospace1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6" style:family="text">
      <style:text-properties fo:color="#000000" style:text-outline="false" style:text-line-through-style="none" style:text-line-through-type="none" style:font-name="Monospace3" fo:font-size="15pt" fo:font-style="normal" fo:text-shadow="none" style:text-underline-style="none" fo:font-weight="normal" style:letter-kerning="true" style:font-name-asian="Monospace1" style:font-size-asian="15pt" style:font-style-asian="normal" style:font-weight-asian="normal" style:font-name-complex="Monospace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color="#008080" style:text-outline="false" style:text-line-through-style="none" style:text-line-through-type="none" style:font-name="Monospace3" fo:font-size="15pt" fo:font-style="normal" fo:text-shadow="none" style:text-underline-style="none" fo:font-weight="normal" style:letter-kerning="true" style:font-name-asian="Monospace1" style:font-size-asian="15pt" style:font-style-asian="normal" style:font-weight-asian="normal" style:font-name-complex="Monospace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color="#7f0055" style:font-name="Monospace1" fo:font-size="18pt" style:text-underline-style="none" fo:font-weight="bold" style:font-name-asian="Monospace1" style:font-size-asian="18pt" style:font-weight-asian="bold" style:font-name-complex="Monospace1" style:font-size-complex="18pt" style:font-weight-complex="bold"/>
    </style:style>
    <style:style style:name="T149" style:family="text">
      <style:text-properties fo:color="#00000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50" style:family="text">
      <style:text-properties fo:color="#0000c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51" style:family="text">
      <style:text-properties fo:color="#646464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52" style:family="text">
      <style:text-properties fo:color="#000000" style:font-name="Monospace1" fo:font-size="18pt" fo:font-style="italic" style:text-underline-style="none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53" style:family="text">
      <style:text-properties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54" style:family="text">
      <style:text-properties fo:color="#3f5fbf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55" style:family="text">
      <style:text-properties fo:color="#008080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56" style:family="text">
      <style:text-properties fo:color="#3f7f7f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57" style:family="text">
      <style:text-properties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58" style:family="text">
      <style:text-properties fo:color="#7f007f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59" style:family="text">
      <style:text-properties fo:color="#1a1a1a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60" style:family="text">
      <style:text-properties fo:color="#2a00ff" style:font-name="Monospace1" fo:font-size="15pt" fo:font-style="italic" style:text-underline-style="none" fo:font-weight="normal" style:font-name-asian="Monospace1" style:font-size-asian="15pt" style:font-style-asian="italic" style:font-weight-asian="normal" style:font-name-complex="Monospace1" style:font-size-complex="15pt" style:font-style-complex="italic" style:font-weight-complex="normal"/>
    </style:style>
    <style:style style:name="T161" style:family="text">
      <style:text-properties fo:color="#2a00ff" style:font-name="Monospace1" fo:font-size="15pt" fo:font-style="italic" style:text-underline-style="none" fo:font-weight="bold" style:font-name-asian="Monospace1" style:font-size-asian="15pt" style:font-style-asian="italic" style:font-weight-asian="bold" style:font-name-complex="Monospace1" style:font-size-complex="15pt" style:font-style-complex="italic" style:font-weight-complex="bold"/>
    </style:style>
    <style:style style:name="T162" style:family="text">
      <style:text-properties fo:color="#008080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63" style:family="text">
      <style:text-properties fo:color="#3f7f7f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64" style:family="text">
      <style:text-properties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65" style:family="text">
      <style:text-properties fo:color="#7f007f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66" style:family="text">
      <style:text-properties fo:color="#1a1a1a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67" style:family="text">
      <style:text-properties fo:color="#3f5fb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68" style:family="text">
      <style:text-properties fo:color="#00808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69" style:family="text">
      <style:text-properties fo:color="#3f7f7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70" style:family="text">
      <style:text-properties fo:color="#7f007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71" style:family="text">
      <style:text-properties fo:color="#1a1a1a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72" style:family="text">
      <style:text-properties fo:color="#2a00ff" style:font-name="Monospace1" fo:font-size="18pt" fo:font-style="italic" style:text-underline-style="none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73" style:family="text">
      <style:text-properties style:use-window-font-color="true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74" style:family="text">
      <style:text-properties fo:color="#000000" style:text-outline="false" style:text-line-through-style="none" style:text-line-through-type="none" style:font-name="Monospace1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175" style:family="text">
      <style:text-properties fo:color="#3f7f5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color="#7f0055" style:font-name="Monospace3" fo:font-size="18pt" style:text-underline-style="none" fo:font-weight="bold" style:font-name-asian="Monospace1" style:font-size-asian="18pt" style:font-weight-asian="bold" style:font-name-complex="Monospace1" style:font-size-complex="18pt" style:font-weight-complex="bold"/>
    </style:style>
    <style:style style:name="T177" style:family="text">
      <style:text-properties fo:color="#000000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78" style:family="text">
      <style:text-properties fo:color="#646464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79" style:family="text">
      <style:text-properties fo:color="#0000c0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80" style:family="text">
      <style:text-properties fo:color="#6a3e3e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81" style:family="text">
      <style:text-properties fo:color="#2a00ff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82" style:family="text">
      <style:text-properties fo:color="#0000c0" style:font-name="Monospace3" fo:font-size="18pt" fo:font-style="italic" style:text-underline-style="none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592cm" svg:height="2.148cm" svg:x="5.914cm" svg:y="8.255cm">
          <draw:text-box>
            <text:p text:style-name="P1"><text:span text:style-name="T1">MasterClazz Spring</text:span></text:p>
          </draw:text-box>
        </draw:frame>
        <draw:frame draw:style-name="gr2" draw:text-style-name="P4" draw:layer="layout" svg:width="6.928cm" svg:height="0.962cm" svg:x="20.72cm" svg:y="19.512cm">
          <draw:text-box>
            <text:p text:style-name="P3"><text:span text:style-name="T2">Arnaud Cogoluègn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Contenu</text:p>
          </draw:text-box>
        </draw:frame>
        <draw:frame presentation:style-name="pr3" draw:layer="layout" svg:width="24.639cm" svg:height="12.18cm" svg:x="1.4cm" svg:y="6.514cm" presentation:class="outline" presentation:user-transformed="true">
          <draw:text-box>
            <text:list text:style-name="L3">
              <text:list-item>
                <text:p>Support JDBC</text:p>
              </text:list-item>
              <text:list-item>
                <text:p>Tests unitaires et d'intégration</text:p>
              </text:list-item>
              <text:list-item>
                <text:p>Configurations XML, annotation et Java</text:p>
              </text:list-item>
              <text:list-item>
                <text:p>AOP</text:p>
              </text:list-item>
              <text:list-item>
                <text:p>Transaction</text:p>
              </text:list-item>
              <text:list-item>
                <text:p>Intégration avec Hibernate</text:p>
              </text:list-item>
              <text:list-item>
                <text:p>Intégration Web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Modèle de programmation</text:p>
          </draw:text-box>
        </draw:frame>
        <draw:frame presentation:style-name="pr3" draw:layer="layout" svg:width="24.639cm" svg:height="12.18cm" svg:x="1.4cm" svg:y="6.514cm" presentation:class="outline" presentation:user-transformed="true">
          <draw:text-box>
            <text:list text:style-name="L3">
              <text:list-item>
                <text:p>POJO</text:p>
                <text:list>
                  <text:list-item>
                    <text:p>Code métier découplé de son environnement</text:p>
                  </text:list-item>
                </text:list>
              </text:list-item>
              <text:list-item>
                <text:p>Environnement ?</text:p>
                <text:list>
                  <text:list-item>
                    <text:p>Connexion, transaction</text:p>
                  </text:list-item>
                </text:list>
              </text:list-item>
              <text:list-item>
                <text:p>Réutilisation et testabilité</text:p>
              </text:list-item>
              <text:list-item>
                <text:p>AOP pour les problématiques transverses</text:p>
                <text:list>
                  <text:list-item>
                    <text:p>Notamment techn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Support JDBC</text:p>
          </draw:text-box>
        </draw:frame>
        <draw:frame presentation:style-name="pr3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Classe centrale : JdbcTemplate</text:p>
                <text:list>
                  <text:list-item>
                    <text:p>Interface : JdbcOperations</text:p>
                  </text:list-item>
                </text:list>
              </text:list-item>
              <text:list-item>
                <text:p>Abstraction de JDBC</text:p>
                <text:list>
                  <text:list-item>
                    <text:p>Gestion des ressources (connexions, Statement)</text:p>
                  </text:list-item>
                  <text:list-item>
                    <text:p>Exception runtime (DataAccessException)</text:p>
                  </text:list-item>
                </text:list>
              </text:list-item>
              <text:list-item>
                <text:p>Méthodes directes</text:p>
                <text:list>
                  <text:list-item>
                    <text:p>queryForObject</text:p>
                  </text:list-item>
                </text:list>
              </text:list-item>
              <text:list-item>
                <text:p>Callback</text:p>
                <text:list>
                  <text:list-item>
                    <text:p>Pour des besoins plus préc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JdbcTemplate</text:p>
          </draw:text-box>
        </draw:frame>
        <draw:frame presentation:style-name="pr3" draw:layer="layout" svg:width="24.639cm" svg:height="12.18cm" svg:x="1.4cm" svg:y="11.014cm" presentation:class="outline" presentation:user-transformed="true">
          <draw:text-box>
            <text:list text:style-name="L3">
              <text:list-item>
                <text:p>Thread-safe après initialisation</text:p>
              </text:list-item>
            </text:list>
          </draw:text-box>
        </draw:frame>
        <draw:custom-shape draw:style-name="gr4" draw:text-style-name="P7" draw:layer="layout" svg:width="24.762cm" svg:height="4.712cm" svg:x="1.4cm" svg:y="5.702cm">
          <text:p text:style-name="P6"><text:span text:style-name="T3">JdbcOperations </text:span><text:span text:style-name="T4">tpl</text:span><text:span text:style-name="T3"> = </text:span><text:span text:style-name="T5">new</text:span><text:span text:style-name="T3"> JdbcTemplate(dataSource);</text:span></text:p>
          <text:p text:style-name="P6"><text:span text:style-name="T6">tpl</text:span><text:span text:style-name="T7">.update(</text:span></text:p>
          <text:p text:style-name="P6"><text:span text:style-name="T7"><text:s text:c="2"/></text:span><text:span text:style-name="T8">"insert into users (login,password) values (?,?)"</text:span><text:span text:style-name="T7">,</text:span></text:p>
          <text:p text:style-name="P6"><text:span text:style-name="T7"><text:s text:c="2"/></text:span><text:span text:style-name="T7">login,password</text:span></text:p>
          <text:p text:style-name="P6"><text:span text:style-name="T7">);</text:span></text:p>
          <text:p text:style-name="P6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métier appelé au bon moment</text:p>
              </text:list-item>
              <text:list-item>
                <text:p>Partie technique gérée par Spring</text:p>
              </text:list-item>
            </text:list>
          </draw:text-box>
        </draw:frame>
        <draw:custom-shape draw:style-name="gr4" draw:text-style-name="P8" xml:id="id1" draw:id="id1" draw:layer="layout" svg:width="24.762cm" svg:height="4.098cm" svg:x="1.4cm" svg:y="8.602cm">
          <text:p text:style-name="P6"><text:span text:style-name="T9">RowMapper&lt;User&gt; </text:span><text:span text:style-name="T10">rowMapper</text:span><text:span text:style-name="T9"> = </text:span><text:span text:style-name="T11">new</text:span><text:span text:style-name="T9"> UserRowMapper();</text:span></text:p>
          <text:p text:style-name="P6"><text:span text:style-name="T9">User user = </text:span><text:span text:style-name="T10">tpl</text:span><text:span text:style-name="T9">.queryForObject(</text:span></text:p>
          <text:p text:style-name="P6"><text:span text:style-name="T9"><text:s text:c="2"/></text:span><text:span text:style-name="T12">"select id,login,password from users where login = ?"</text:span><text:span text:style-name="T9">, </text:span></text:p>
          <text:p text:style-name="P6"><text:span text:style-name="T9"><text:s text:c="2"/></text:span><text:span text:style-name="T10">rowMapper</text:span><text:span text:style-name="T13">,</text:span></text:p>
          <text:p text:style-name="P6"><text:span text:style-name="T9"><text:s text:c="2"/></text:span><text:span text:style-name="T9">login</text:span></text:p>
          <text:p text:style-name="P6"><text:span text:style-name="T9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2" draw:id="id2" draw:layer="layout" svg:width="24.762cm" svg:height="6.355cm" svg:x="1.399cm" svg:y="13.201cm">
          <text:p text:style-name="P6"><text:span text:style-name="T11">private</text:span><text:span text:style-name="T9"> </text:span><text:span text:style-name="T11">static</text:span><text:span text:style-name="T9"> </text:span><text:span text:style-name="T11">class</text:span><text:span text:style-name="T9"> UserRowMapper </text:span><text:span text:style-name="T11">implements</text:span><text:span text:style-name="T9"> RowMapper&lt;User&gt; {</text:span></text:p>
          <text:p text:style-name="P6"><text:span text:style-name="T9"/></text:p>
          <text:p text:style-name="P6"><text:span text:style-name="T9"><text:s text:c="2"/></text:span><text:span text:style-name="T14">@Override</text:span></text:p>
          <text:p text:style-name="P6"><text:span text:style-name="T11"><text:s text:c="2"/></text:span><text:span text:style-name="T11">public</text:span><text:span text:style-name="T9"> User mapRow(ResultSet rs, </text:span><text:span text:style-name="T11">int</text:span><text:span text:style-name="T9"> rowNum) </text:span><text:span text:style-name="T11">throws</text:span><text:span text:style-name="T9"> SQLException {</text:span></text:p>
          <text:p text:style-name="P6"><text:span text:style-name="T11"><text:s text:c="4"/></text:span><text:span text:style-name="T11">return</text:span><text:span text:style-name="T9"> </text:span><text:span text:style-name="T11">new</text:span><text:span text:style-name="T9"> User(</text:span></text:p>
          <text:p text:style-name="P6"><text:span text:style-name="T9"><text:s text:c="6"/></text:span><text:span text:style-name="T9">rs.getLong(</text:span><text:span text:style-name="T12">"id"</text:span><text:span text:style-name="T9">),rs.getString(</text:span><text:span text:style-name="T12">"login"</text:span><text:span text:style-name="T9">),rs.getString(</text:span><text:span text:style-name="T12">"password"</text:span><text:span text:style-name="T9">)</text:span></text:p>
          <text:p text:style-name="P6"><text:span text:style-name="T9"><text:s text:c="4"/></text:span><text:span text:style-name="T9">);</text:span></text:p>
          <text:p text:style-name="P6"><text:span text:style-name="T9"><text:s text:c="2"/></text:span><text:span text:style-name="T9">}</text:span></text:p>
          <text:p text:style-name="P6"><text:span text:style-name="T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jdbc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 avec le JdbcTemplate</text:p>
              </text:list-item>
              <text:list-item>
                <text:p>Test JUnit sur une BD embarqué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Découplage de l'infrastructure</text:p>
              </text:list-item>
              <text:list-item>
                <text:p>Meilleure testabilité</text:p>
              </text:list-item>
              <text:list-item>
                <text:p>“separation of concerns”</text:p>
              </text:list-item>
              <text:list-item>
                <text:p>Une composante de la modularité</text:p>
                <text:list>
                  <text:list-item>
                    <text:p>Code applicatif vs code techn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n service métier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3" text:id="id3">Tester sans base de données ?</text:p>
              </text:list-item>
            </text:list>
          </draw:text-box>
        </draw:frame>
        <draw:custom-shape draw:style-name="gr4" draw:text-style-name="P9" draw:layer="layout" svg:width="24.762cm" svg:height="13.641cm" svg:x="1.399cm" svg:y="6.401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><text:s text:c="2"/></text:span><text:span text:style-name="T16">(...)</text:span></text:p>
          <text:p text:style-name="P6"><text:span text:style-name="T16"><text:s text:c="2"/></text:span><text:span text:style-name="T15">public</text:span><text:span text:style-name="T16"> User authenticate(String login, String password) {</text:span></text:p>
          <text:p text:style-name="P6"><text:span text:style-name="T16"><text:s text:c="4"/></text:span><text:span text:style-name="T16">User user = </text:span><text:span text:style-name="T17">userRepository</text:span><text:span text:style-name="T16">.getByLogin(login);</text:span></text:p>
          <text:p text:style-name="P6"><text:span text:style-name="T15"><text:s text:c="4"/></text:span><text:span text:style-name="T15">if</text:span><text:span text:style-name="T16">(user == </text:span><text:span text:style-name="T15">null</text:span><text:span text:style-name="T16">) {</text:span></text:p>
          <text:p text:style-name="P6"><text:span text:style-name="T15"><text:s text:c="6"/></text:span><text:span text:style-name="T15">return</text:span><text:span text:style-name="T16"> </text:span><text:span text:style-name="T15">null</text:span><text:span text:style-name="T16">;</text:span></text:p>
          <text:p text:style-name="P6"><text:span text:style-name="T16"><text:s text:c="4"/></text:span><text:span text:style-name="T16">} </text:span><text:span text:style-name="T15">else</text:span><text:span text:style-name="T16"> {</text:span></text:p>
          <text:p text:style-name="P6"><text:span text:style-name="T15"><text:s text:c="6"/></text:span><text:span text:style-name="T15">if</text:span><text:span text:style-name="T16">(password == </text:span><text:span text:style-name="T15">null</text:span><text:span text:style-name="T16">) {</text:span></text:p>
          <text:p text:style-name="P6"><text:span text:style-name="T15"><text:s text:c="8"/></text:span><text:span text:style-name="T15">throw</text:span><text:span text:style-name="T16"> </text:span><text:span text:style-name="T15">new</text:span><text:span text:style-name="T16"> IllegalArgumentException(</text:span><text:span text:style-name="T18">"Password can't be null"</text:span><text:span text:style-name="T16">);</text:span></text:p>
          <text:p text:style-name="P6"><text:span text:style-name="T16"><text:s text:c="6"/></text:span><text:span text:style-name="T16">}</text:span></text:p>
          <text:p text:style-name="P6"><text:span text:style-name="T16"><text:s text:c="6"/></text:span><text:span text:style-name="T16">password = </text:span><text:span text:style-name="T17">encoder</text:span><text:span text:style-name="T16">.encode(password);</text:span></text:p>
          <text:p text:style-name="P6"><text:span text:style-name="T15"><text:s text:c="6"/></text:span><text:span text:style-name="T15">if</text:span><text:span text:style-name="T16">(password.equals(user.getPassword())) {</text:span></text:p>
          <text:p text:style-name="P6"><text:span text:style-name="T15"><text:s text:c="8"/></text:span><text:span text:style-name="T15">return</text:span><text:span text:style-name="T16"> user;</text:span></text:p>
          <text:p text:style-name="P6"><text:span text:style-name="T16"><text:s text:c="6"/></text:span><text:span text:style-name="T16">} </text:span><text:span text:style-name="T15">else</text:span><text:span text:style-name="T16"> {</text:span></text:p>
          <text:p text:style-name="P6"><text:span text:style-name="T15"><text:s text:c="8"/></text:span><text:span text:style-name="T15">return</text:span><text:span text:style-name="T16"> </text:span><text:span text:style-name="T15">null</text:span><text:span text:style-name="T16">;</text:span></text:p>
          <text:p text:style-name="P6"><text:span text:style-name="T16"><text:s text:c="6"/></text:span><text:span text:style-name="T16">}</text:span></text:p>
          <text:p text:style-name="P6"><text:span text:style-name="T16"><text:s text:c="4"/></text:span><text:span text:style-name="T16">}</text:span></text:p>
          <text:p text:style-name="P6"><text:span text:style-name="T16"><text:s text:c="2"/></text:span><text:span text:style-name="T16">}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 unitair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imulation des dépendances</text:p>
                <text:list>
                  <text:list-item>
                    <text:p>Stub (implémentation dédiée)</text:p>
                  </text:list-item>
                  <text:list-item>
                    <text:p>Mock (dicter le comportement à la volé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vec Mockito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10" draw:layer="layout" svg:width="24.762cm" svg:height="15.058cm" svg:x="1.398cm" svg:y="4.5cm">
          <text:p text:style-name="P6"><text:span text:style-name="T19">public</text:span><text:span text:style-name="T20"> </text:span><text:span text:style-name="T19">class</text:span><text:span text:style-name="T20"> UserServiceImplTest {</text:span></text:p>
          <text:p text:style-name="P6"><text:span text:style-name="T20"/></text:p>
          <text:p text:style-name="P6"><text:span text:style-name="T19"><text:s text:c="2"/></text:span><text:span text:style-name="T19">private</text:span><text:span text:style-name="T20"> UserRepository </text:span><text:span text:style-name="T21">userRepository</text:span><text:span text:style-name="T20">;</text:span></text:p>
          <text:p text:style-name="P6"><text:span text:style-name="T20"/></text:p>
          <text:p text:style-name="P6"><text:span text:style-name="T19"><text:s text:c="2"/></text:span><text:span text:style-name="T19">private</text:span><text:span text:style-name="T20"> UserServiceImpl </text:span><text:span text:style-name="T21">userService</text:span><text:span text:style-name="T20">;</text:span></text:p>
          <text:p text:style-name="P6"><text:span text:style-name="T20"/></text:p>
          <text:p text:style-name="P6"><text:span text:style-name="T22"><text:s text:c="2"/></text:span><text:span text:style-name="T22">@Before</text:span><text:span text:style-name="T20"> </text:span><text:span text:style-name="T19">public</text:span><text:span text:style-name="T20"> </text:span><text:span text:style-name="T19">void</text:span><text:span text:style-name="T20"> setUp() {</text:span></text:p>
          <text:p text:style-name="P6"><text:span text:style-name="T21"><text:s text:c="4"/></text:span><text:span text:style-name="T21">userRepository</text:span><text:span text:style-name="T20"> = </text:span><text:span text:style-name="T23">mock</text:span><text:span text:style-name="T20">(UserRepository.</text:span><text:span text:style-name="T19">class</text:span><text:span text:style-name="T20">);</text:span></text:p>
          <text:p text:style-name="P6"><text:span text:style-name="T21"><text:s text:c="4"/></text:span><text:span text:style-name="T21">userService</text:span><text:span text:style-name="T20"> = </text:span><text:span text:style-name="T19">new</text:span><text:span text:style-name="T20"> UserServiceImpl();</text:span></text:p>
          <text:p text:style-name="P6"><text:span text:style-name="T21"><text:s text:c="4"/></text:span><text:span text:style-name="T21">userService</text:span><text:span text:style-name="T20">.setUserRepository(</text:span><text:span text:style-name="T21">userRepository</text:span><text:span text:style-name="T20">);</text:span></text:p>
          <text:p text:style-name="P6"><text:span text:style-name="T21"><text:s text:c="4"/></text:span><text:span text:style-name="T21">userService</text:span><text:span text:style-name="T20">.init();</text:span></text:p>
          <text:p text:style-name="P6"><text:span text:style-name="T20"><text:s text:c="2"/></text:span><text:span text:style-name="T20">}</text:span></text:p>
          <text:p text:style-name="P6"><text:span text:style-name="T20"/></text:p>
          <text:p text:style-name="P6"><text:span text:style-name="T22"><text:s text:c="2"/></text:span><text:span text:style-name="T22">@Test</text:span><text:span text:style-name="T20"> </text:span><text:span text:style-name="T19">public</text:span><text:span text:style-name="T20"> </text:span><text:span text:style-name="T19">void</text:span><text:span text:style-name="T20"> getByLoginNoUser() {</text:span></text:p>
          <text:p text:style-name="P6"><text:span text:style-name="T20"><text:s text:c="4"/></text:span><text:span text:style-name="T20">String login = </text:span><text:span text:style-name="T24">"test"</text:span><text:span text:style-name="T20">;</text:span></text:p>
          <text:p text:style-name="P6"><text:span text:style-name="T23"><text:s text:c="4"/></text:span><text:span text:style-name="T23">when</text:span><text:span text:style-name="T20">(</text:span><text:span text:style-name="T21">userRepository</text:span><text:span text:style-name="T20">.getByLogin(login)).thenReturn(</text:span><text:span text:style-name="T19">null</text:span><text:span text:style-name="T20">);</text:span></text:p>
          <text:p text:style-name="P6"><text:span text:style-name="T20"><text:s text:c="4"/></text:span><text:span text:style-name="T20">Assert.</text:span><text:span text:style-name="T23">assertNull</text:span><text:span text:style-name="T20">(</text:span><text:span text:style-name="T21">userService</text:span><text:span text:style-name="T20">.authenticate(login, </text:span><text:span text:style-name="T24">""</text:span><text:span text:style-name="T20">));</text:span></text:p>
          <text:p text:style-name="P6"><text:span text:style-name="T23"><text:s text:c="4"/></text:span><text:span text:style-name="T23">verify</text:span><text:span text:style-name="T20">(</text:span><text:span text:style-name="T21">userRepository</text:span><text:span text:style-name="T20">).getByLogin(login);</text:span></text:p>
          <text:p text:style-name="P6"><text:span text:style-name="T20"><text:s text:c="2"/></text:span><text:span text:style-name="T20">}</text:span></text:p>
          <text:p text:style-name="P6"><text:span text:style-name="T20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unit-test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Tester un service métier avec Mockit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olution historique de configuration</text:p>
              </text:list-item>
              <text:list-item>
                <text:p>Permet d'assembler les composants d'une application</text:p>
                <text:list>
                  <text:list-item>
                    <text:p>Repository, service, datasource, etc</text:p>
                  </text:list-item>
                </text:list>
              </text:list-item>
              <text:list-item>
                <text:p>Injection de dépendances</text:p>
              </text:list-item>
              <text:list-item>
                <text:p>Partie “conteneur léger” de Spr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Nos classes</text:p>
          </draw:text-box>
        </draw:frame>
        <draw:custom-shape draw:style-name="gr4" draw:text-style-name="P9" xml:id="id4" draw:id="id4" draw:layer="layout" svg:width="24.762cm" svg:height="6.931cm" svg:x="1.397cm" svg:y="4.499cm">
          <text:p text:style-name="P6"><text:span text:style-name="T15">public</text:span><text:span text:style-name="T16"> </text:span><text:span text:style-name="T15">class</text:span><text:span text:style-name="T16"> JdbcUserRepository </text:span><text:span text:style-name="T15">implements</text:span><text:span text:style-name="T16"> UserRepository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</text:span><text:span text:style-name="T15">final</text:span><text:span text:style-name="T16"> JdbcOperations </text:span><text:span text:style-name="T17">tpl</text:span><text:span text:style-name="T16">;</text:span></text:p>
          <text:p text:style-name="P6"><text:span text:style-name="T16"/></text:p>
          <text:p text:style-name="P6"><text:span text:style-name="T15"><text:s text:c="2"/></text:span><text:span text:style-name="T15">public</text:span><text:span text:style-name="T16"> JdbcUserRepository(DataSource dataSource) {</text:span></text:p>
          <text:p text:style-name="P6"><text:span text:style-name="T15"><text:s text:c="4"/></text:span><text:span text:style-name="T15">this</text:span><text:span text:style-name="T16">.</text:span><text:span text:style-name="T17">tpl</text:span><text:span text:style-name="T16"> = </text:span><text:span text:style-name="T15">new</text:span><text:span text:style-name="T16"> JdbcTemplate(dataSource);</text:span></text:p>
          <text:p text:style-name="P6"><text:span text:style-name="T16"><text:s text:c="2"/></text:span><text:span text:style-name="T16">}</text:span></text:p>
          <text:p text:style-name="P6"><text:span text:style-name="T16"><text:s text:c="2"/></text:span><text:span text:style-name="T16">(...)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xml:id="id5" draw:id="id5" draw:layer="layout" svg:width="24.762cm" svg:height="7.185cm" svg:x="1.396cm" svg:y="12.198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UserRepository </text:span><text:span text:style-name="T17">userRepository</text:span><text:span text:style-name="T16">; <text:s/></text:span><text:span text:style-name="T25">// setter défini</text:span></text:p>
          <text:p text:style-name="P6"><text:span text:style-name="T16"/></text:p>
          <text:p text:style-name="P6"><text:span text:style-name="T16"><text:s text:c="2"/></text:span><text:span text:style-name="T15">private</text:span><text:span text:style-name="T16"> String </text:span><text:span text:style-name="T17">digest</text:span><text:span text:style-name="T16">; <text:s/></text:span><text:span text:style-name="T25">// setter défini</text:span></text:p>
          <text:p text:style-name="P6"><text:span text:style-name="T26"><text:s text:c="2"/></text:span></text:p>
          <text:p text:style-name="P6"><text:span text:style-name="T26"><text:s text:c="2"/></text:span><text:span text:style-name="T26">(...)</text:span></text:p>
          <text:p text:style-name="P6"><text:span text:style-name="T15"><text:s text:c="2"/></text:span></text:p>
          <text:p text:style-name="P6"><text:span text:style-name="T15"><text:s text:c="2"/></text:span><text:span text:style-name="T15">public</text:span><text:span text:style-name="T27"> </text:span><text:span text:style-name="T15">void</text:span><text:span text:style-name="T16"> init() { (...) } </text:span><text:span text:style-name="T25">// méthode d'initialisation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019cm" svg:height="6.677cm" svg:x="1.397cm" svg:y="5.899cm"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Repository"</text:span><text:span text:style-name="T9"> </text:span><text:span text:style-name="T30">class</text:span><text:span text:style-name="T31">=</text:span><text:span text:style-name="T32">"c.z.repository.jdbc.JdbcUserRepository"</text:span><text:span text:style-name="T28">&gt;</text:span></text:p>
          <text:p text:style-name="P6"><text:span text:style-name="T28"><text:s text:c="2"/></text:span><text:span text:style-name="T28">&lt;</text:span><text:span text:style-name="T29">constructor-arg</text:span><text:span text:style-name="T9"> </text:span><text:span text:style-name="T30">ref</text:span><text:span text:style-name="T31">=</text:span><text:span text:style-name="T32">"dataSource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text:p text:style-name="P6"><text:span text:style-name="T28"/></text:p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Service"</text:span><text:span text:style-name="T9"> </text:span><text:span text:style-name="T30">class</text:span><text:span text:style-name="T31">=</text:span><text:span text:style-name="T32">"c.z.business.impl.UserServiceImpl"</text:span><text:span text:style-name="T9"> </text:span></text:p>
          <text:p text:style-name="P6"><text:span text:style-name="T9"><text:s text:c="6"/></text:span><text:span text:style-name="T30">init-method</text:span><text:span text:style-name="T31">=</text:span><text:span text:style-name="T32">"init"</text:span><text:span text:style-name="T28">&gt;</text:span></text:p>
          <text:p text:style-name="P6"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digest"</text:span><text:span text:style-name="T9"> </text:span><text:span text:style-name="T30">value</text:span><text:span text:style-name="T31">=</text:span><text:span text:style-name="T32">"sha-256"</text:span><text:span text:style-name="T9"> </text:span><text:span text:style-name="T28">/&gt;</text:span></text:p>
          <text:p text:style-name="P6"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userRepository"</text:span><text:span text:style-name="T9"> </text:span><text:span text:style-name="T30">ref</text:span><text:span text:style-name="T31">=</text:span><text:span text:style-name="T32">"userRepository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xml:id="id6" draw:id="id6" draw:layer="layout" svg:width="25.019cm" svg:height="2.229cm" svg:x="1.397cm" svg:y="5.899cm"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Repository"</text:span><text:span text:style-name="T9"> </text:span><text:span text:style-name="T30">class</text:span><text:span text:style-name="T31">=</text:span><text:span text:style-name="T32">"c.z.repository.jdbc.JdbcUserRepository"</text:span><text:span text:style-name="T28">&gt;</text:span></text:p>
          <text:p text:style-name="P6"><text:span text:style-name="T28"><text:s text:c="2"/></text:span><text:span text:style-name="T28">&lt;</text:span><text:span text:style-name="T29">constructor-arg</text:span><text:span text:style-name="T9"> </text:span><text:span text:style-name="T30">ref</text:span><text:span text:style-name="T31">=</text:span><text:span text:style-name="T32">"dataSource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8.614cm" presentation:class="outline" presentation:user-transformed="true">
          <draw:text-box>
            <text:list text:style-name="L3">
              <text:list-item>
                <text:p xml:id="id7" text:id="id7">Id pour pouvoir y faire référence</text:p>
              </text:list-item>
              <text:list-item>
                <text:p xml:id="id8" text:id="id8">Attribut pour la classe d'implémentation</text:p>
              </text:list-item>
              <text:list-item>
                <text:p xml:id="id9" text:id="id9">Injection par constructeur</text:p>
              </text:list-item>
              <text:list-item>
                <text:p xml:id="id10" text:id="id10">Référence à un autre bean</text:p>
                <text:list>
                  <text:list-item>
                    <text:p xml:id="id11" text:id="id11">Attribut <text:span text:style-name="T33">ref</text:span></text:p>
                  </text:list-item>
                  <text:list-item>
                    <text:p xml:id="id12" text:id="id12">Définition du <text:span text:style-name="T33">dataSource</text:span> expliquée par la sui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xml:id="id13" draw:id="id13" draw:layer="layout" svg:width="25.019cm" svg:height="3.499cm" svg:x="1.397cm" svg:y="5.899cm">
          <text:p><text:span text:style-name="T28">&lt;</text:span><text:span text:style-name="T29">bean</text:span><text:span text:style-name="T9"> </text:span><text:span text:style-name="T30">id</text:span><text:span text:style-name="T31">=</text:span><text:span text:style-name="T32">"userService"</text:span><text:span text:style-name="T9"> </text:span><text:span text:style-name="T30">class</text:span><text:span text:style-name="T31">=</text:span><text:span text:style-name="T32">"c.z.business.impl.UserServiceImpl"</text:span><text:span text:style-name="T9"> </text:span></text:p>
          <text:p><text:span text:style-name="T9"><text:s text:c="6"/></text:span><text:span text:style-name="T30">init-method</text:span><text:span text:style-name="T31">=</text:span><text:span text:style-name="T32">"init"</text:span><text:span text:style-name="T28">&gt;</text:span></text:p>
          <text:p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digest"</text:span><text:span text:style-name="T9"> </text:span><text:span text:style-name="T30">value</text:span><text:span text:style-name="T31">=</text:span><text:span text:style-name="T32">"sha-256"</text:span><text:span text:style-name="T9"> </text:span><text:span text:style-name="T28">/&gt;</text:span></text:p>
          <text:p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userRepository"</text:span><text:span text:style-name="T9"> </text:span><text:span text:style-name="T30">ref</text:span><text:span text:style-name="T31">=</text:span><text:span text:style-name="T32">"userRepository"</text:span><text:span text:style-name="T9"> </text:span><text:span text:style-name="T28">/&gt;</text:span></text:p>
          <text:p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9.714cm" presentation:class="outline" presentation:user-transformed="true">
          <draw:text-box>
            <text:list text:style-name="L3">
              <text:list-item>
                <text:p xml:id="id14" text:id="id14">Spring appelle la méthode d'initialisation</text:p>
                <text:list>
                  <text:list-item>
                    <text:p xml:id="id15" text:id="id15">Attribut <text:span text:style-name="T33">init-method</text:span></text:p>
                  </text:list-item>
                </text:list>
              </text:list-item>
              <text:list-item>
                <text:p xml:id="id16" text:id="id16">Injection par setter</text:p>
                <text:list>
                  <text:list-item>
                    <text:p xml:id="id17" text:id="id17">Valeur scalaire, attribut <text:span text:style-name="T33">value</text:span></text:p>
                  </text:list-item>
                  <text:list-item>
                    <text:p xml:id="id18" text:id="id18">Bean Spring, attribut <text:span text:style-name="T33">re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019cm" svg:height="4.769cm" svg:x="1.397cm" svg:y="8.699cm">
          <text:p text:style-name="P6"><text:span text:style-name="T28">&lt;?</text:span><text:span text:style-name="T29">xml</text:span><text:span text:style-name="T34"> </text:span><text:span text:style-name="T30">version</text:span><text:span text:style-name="T31">=</text:span><text:span text:style-name="T32">"1.0"</text:span><text:span text:style-name="T34"> </text:span><text:span text:style-name="T30">encoding</text:span><text:span text:style-name="T31">=</text:span><text:span text:style-name="T32">"UTF-8"</text:span><text:span text:style-name="T28">?&gt;</text:span></text:p>
          <text:p text:style-name="P6"><text:span text:style-name="T28">&lt;</text:span><text:span text:style-name="T29">beans</text:span><text:span text:style-name="T34"> </text:span><text:span text:style-name="T30">xmlns</text:span><text:span text:style-name="T31">=</text:span><text:span text:style-name="T32">"http://www.springframework.org/schema/beans"</text:span></text:p>
          <text:p text:style-name="P6"><text:span text:style-name="T30"><text:s text:c="6"/></text:span><text:span text:style-name="T30">xmlns:xsi</text:span><text:span text:style-name="T31">=</text:span><text:span text:style-name="T32">"http://www.w3.org/2001/XMLSchema-instance"</text:span></text:p>
          <text:p text:style-name="P6"><text:span text:style-name="T30"><text:s text:c="7"/></text:span><text:span text:style-name="T30">xsi:schemaLocation</text:span><text:span text:style-name="T31">=</text:span><text:span text:style-name="T32">"http://www.springframework.org/schema/beans </text:span></text:p>
          <text:p text:style-name="P6"><text:span text:style-name="T32"><text:s text:c="9"/></text:span><text:span text:style-name="T32">http://www.springframework.org/schema/beans/spring-beans.xsd"</text:span><text:span text:style-name="T28">&gt;</text:span></text:p>
          <text:p text:style-name="P6"><text:span text:style-name="T31"><text:s/></text:span><text:span text:style-name="T31">(...)</text:span></text:p>
          <text:p text:style-name="P6"><text:span text:style-name="T28">&lt;/</text:span><text:span text:style-name="T29">beans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Entête du fichier</text:p>
                <text:list>
                  <text:list-item>
                    <text:p>Cuisine XML</text:p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item>
                <text:p>Copier/coller ou support ID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019cm" svg:height="3.493cm" svg:x="1.397cm" svg:y="7.299cm">
          <text:p text:style-name="P6"><text:span text:style-name="T35">&lt;</text:span><text:span text:style-name="T36">jdbc:embedded-database</text:span><text:span text:style-name="T37"> </text:span><text:span text:style-name="T38">id</text:span><text:span text:style-name="T39">=</text:span><text:span text:style-name="T40">"dataSource"</text:span><text:span text:style-name="T37"> </text:span><text:span text:style-name="T38">type</text:span><text:span text:style-name="T39">=</text:span><text:span text:style-name="T40">"H2"</text:span><text:span text:style-name="T35">&gt;</text:span></text:p>
          <text:p text:style-name="P6"><text:span text:style-name="T35"><text:s text:c="2"/></text:span><text:span text:style-name="T35">&lt;</text:span><text:span text:style-name="T36">jdbc:script</text:span><text:span text:style-name="T37"> </text:span><text:span text:style-name="T38">location</text:span><text:span text:style-name="T39">=</text:span><text:span text:style-name="T40">"classpath:/create-tables.sql"</text:span><text:span text:style-name="T37"> </text:span><text:span text:style-name="T35">/&gt;</text:span></text:p>
          <text:p text:style-name="P6"><text:span text:style-name="T35"><text:s text:c="2"/></text:span><text:span text:style-name="T35">&lt;</text:span><text:span text:style-name="T36">jdbc:script</text:span><text:span text:style-name="T37"> </text:span><text:span text:style-name="T38">location</text:span><text:span text:style-name="T39">=</text:span><text:span text:style-name="T40">"classpath:/insert-data.sql"</text:span><text:span text:style-name="T37"> </text:span><text:span text:style-name="T35">/&gt;</text:span></text:p>
          <text:p text:style-name="P6"><text:span text:style-name="T35">&lt;/</text:span><text:span text:style-name="T36">jdbc:embedded-database</text:span><text:span text:style-name="T35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ataSource</text:p>
              </text:list-item>
            </text:list>
            <text:p/>
            <text:p/>
            <text:p/>
            <text:list text:continue-numbering="true" text:style-name="L3">
              <text:list-item>
                <text:p>BD mémoire, balise dédiée</text:p>
                <text:list>
                  <text:list-item>
                    <text:p>“namespace”</text:p>
                  </text:list-item>
                </text:list>
              </text:list-item>
              <text:list-item>
                <text:p>Masque une déclaration de bean</text:p>
                <text:list>
                  <text:list-item>
                    <text:p>“abstraction” de <text:span text:style-name="T33">&lt;bean /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273cm" svg:height="8.195cm" svg:x="1.397cm" svg:y="7.299cm">
          <text:p text:style-name="P6"><text:span text:style-name="T28">&lt;?</text:span><text:span text:style-name="T29">xml</text:span><text:span text:style-name="T34"> </text:span><text:span text:style-name="T30">version</text:span><text:span text:style-name="T31">=</text:span><text:span text:style-name="T32">"1.0"</text:span><text:span text:style-name="T34"> </text:span><text:span text:style-name="T30">encoding</text:span><text:span text:style-name="T31">=</text:span><text:span text:style-name="T32">"UTF-8"</text:span><text:span text:style-name="T28">?&gt;</text:span></text:p>
          <text:p text:style-name="P6"><text:span text:style-name="T28">&lt;</text:span><text:span text:style-name="T29">beans</text:span><text:span text:style-name="T34"> </text:span><text:span text:style-name="T30">xmlns</text:span><text:span text:style-name="T31">=</text:span><text:span text:style-name="T32">"http://www.springframework.org/schema/beans"</text:span></text:p>
          <text:p text:style-name="P6"><text:span text:style-name="T30"><text:s text:c="8"/></text:span><text:span text:style-name="T30">xmlns:xsi</text:span><text:span text:style-name="T31">=</text:span><text:span text:style-name="T32">"http://www.w3.org/2001/XMLSchema-instance"</text:span></text:p>
          <text:p text:style-name="P6"><text:span text:style-name="T30"><text:s text:c="8"/></text:span><text:span text:style-name="T41">xmlns:jdbc</text:span><text:span text:style-name="T42">=</text:span><text:span text:style-name="T43">"http://www.springframework.org/schema/jdbc"</text:span></text:p>
          <text:p text:style-name="P6"><text:span text:style-name="T30"><text:s text:c="8"/></text:span><text:span text:style-name="T30">xsi:schemaLocation</text:span><text:span text:style-name="T31">=</text:span><text:span text:style-name="T32">"</text:span><text:span text:style-name="T32"><text:a xlink:href="http://www.springframework.org/schema/beans" xlink:type="simple">http://www.springframework.org/schema/beans</text:a></text:span></text:p>
          <text:p text:style-name="P6"><text:span text:style-name="T32"><text:s text:c="10"/></text:span><text:span text:style-name="T32">http://www.springframework.org/schema/beans/spring-beans.xsd</text:span></text:p>
          <text:p text:style-name="P6"><text:span text:style-name="T32"><text:s text:c="10"/></text:span><text:span text:style-name="T43">http://www.springframework.org/schema/jdbc </text:span></text:p>
          <text:p text:style-name="P6"><text:span text:style-name="T43"><text:s text:c="10"/></text:span><text:span text:style-name="T43">http://www.springframework.org/schema/jdbc/spring-jdbc-3.1.xsd"</text:span><text:span text:style-name="T28">&gt;</text:span></text:p>
          <text:p text:style-name="P6"><text:span text:style-name="T34"/></text:p>
          <text:p text:style-name="P6"><text:span text:style-name="T34"><text:s text:c="2"/></text:span><text:span text:style-name="T34">(...)</text:span></text:p>
          <text:p text:style-name="P6"><text:span text:style-name="T34"/></text:p>
          <text:p text:style-name="P6"><text:span text:style-name="T28">&lt;/</text:span><text:span text:style-name="T29">beans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u namespace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273cm" svg:height="1.947cm" svg:x="1.397cm" svg:y="7.699cm">
          <text:p text:style-name="P6"><text:span text:style-name="T35">&lt;</text:span><text:span text:style-name="T36">import</text:span><text:span text:style-name="T37"> </text:span><text:span text:style-name="T38">resource</text:span><text:span text:style-name="T39">=</text:span><text:span text:style-name="T40">"classpath:/application-components.xml"</text:span><text:span text:style-name="T37"> </text:span><text:span text:style-name="T35">/&gt;</text:span></text:p>
          <text:p text:style-name="P6"><text:span text:style-name="T35">&lt;</text:span><text:span text:style-name="T36">import</text:span><text:span text:style-name="T37"> </text:span><text:span text:style-name="T38">resource</text:span><text:span text:style-name="T39">=</text:span><text:span text:style-name="T40">"classpath:/test-datasource.xml"</text:span><text:span text:style-name="T37"> </text:span><text:span text:style-name="T35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ans plusieurs fichiers</text:p>
              </text:list-item>
            </text:list>
            <text:p/>
            <text:p/>
            <text:list text:continue-numbering="true" text:style-name="L3">
              <text:list-item>
                <text:p>Evite des fichier gros et monolithique</text:p>
              </text:list-item>
              <text:list-item>
                <text:p>Réutilisation (test, dev, prod)</text:p>
              </text:list-item>
              <text:list-item>
                <text:p>Séparation par couche, module, applicatif/infra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273cm" svg:height="5.655cm" svg:x="1.397cm" svg:y="7.299cm">
          <text:p text:style-name="P6"><text:span text:style-name="T9">ConfigurableApplicationContext </text:span><text:span text:style-name="T10">ctx</text:span><text:span text:style-name="T9"> = </text:span><text:span text:style-name="T11">new</text:span><text:span text:style-name="T9"> ClassPathXmlApplicationContext(</text:span></text:p>
          <text:p text:style-name="P6"><text:span text:style-name="T12"><text:s text:c="2"/></text:span><text:span text:style-name="T12">"classpath:/test-application-configuration.xml"</text:span></text:p>
          <text:p text:style-name="P6"><text:span text:style-name="T9">);</text:span></text:p>
          <text:p><text:span text:style-name="T9">UserService </text:span><text:span text:style-name="T10">userService</text:span><text:span text:style-name="T9"> = </text:span><text:span text:style-name="T10">ctx</text:span><text:span text:style-name="T9">.getBean(UserService.</text:span><text:span text:style-name="T11">class</text:span><text:span text:style-name="T9">);</text:span></text:p>
          <text:p text:style-name="P6"><text:span text:style-name="T9">String login = </text:span><text:span text:style-name="T12">"mmouse"</text:span><text:span text:style-name="T9">;</text:span></text:p>
          <text:p text:style-name="P6"><text:span text:style-name="T9">String password = </text:span><text:span text:style-name="T12">"this is a test"</text:span><text:span text:style-name="T9">;</text:span></text:p>
          <text:p text:style-name="P6"><text:span text:style-name="T10">userService</text:span><text:span text:style-name="T9">.create(login,password);</text:span></text:p>
          <text:p text:style-name="P6"><text:span text:style-name="T10">ctx</text:span><text:span text:style-name="T9">.close();</text:span></text:p>
          <text:p text:style-name="P6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réation, utilisation, destruc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  <text:list-item>
                <text:p>NB : le bean est un singleton</text:p>
                <text:list>
                  <text:list-item>
                    <text:p>Notion de “scop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xml-configuration-start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XML dans différents fichiers</text:p>
              </text:list-item>
              <text:list-item>
                <text:p>Test d'intégra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par annotations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Alternative/complément à la configuration XML</text:p>
              </text:list-item>
              <text:list-item>
                <text:p>Le mode le plus couramment utilisé</text:p>
              </text:list-item>
              <text:list-item>
                <text:p>Instructions de configuration directement dans les classes applicatives</text:p>
                <text:list>
                  <text:list-item>
                    <text:p>Intrusif</text:p>
                  </text:list-item>
                </text:list>
              </text:list-item>
              <text:list-item>
                <text:p>Type-safe</text:p>
              </text:list-item>
              <text:list-item>
                <text:p>Efficace et rapide</text:p>
                <text:list>
                  <text:list-item>
                    <text:p>Modifier le code et la configuration au même endroit</text:p>
                  </text:list-item>
                </text:list>
              </text:list-item>
              <text:list-item>
                <text:p>Mais plus rigide</text:p>
                <text:list>
                  <text:list-item>
                    <text:p>Configuration en dur dans le code</text:p>
                  </text:list-item>
                  <text:list-item>
                    <text:p>On ne peut annoter que son code</text:p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claration d'un bea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Annoter la classe avec une annotation</text:p>
                <text:list>
                  <text:list-item>
                    <text:p>@Component (la plus générique)</text:p>
                  </text:list-item>
                  <text:list-item>
                    <text:p>@Service</text:p>
                  </text:list-item>
                  <text:list-item>
                    <text:p>@Repository</text:p>
                  </text:list-item>
                  <text:list-item>
                    <text:p>@Controller</text:p>
                  </text:list-item>
                </text:list>
              </text:list-item>
              <text:list-item>
                <text:p>Comportement identique, on donne juste un stéréotyp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claration d'un bean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11" xml:id="id19" draw:id="id19" draw:layer="layout" svg:width="25.273cm" svg:height="3.462cm" svg:x="1.396cm" svg:y="6.698cm">
          <text:p text:style-name="P6"><text:span text:style-name="T44">@Repository</text:span></text:p>
          <text:p text:style-name="P6"><text:span text:style-name="T45">public</text:span><text:span text:style-name="T46"> </text:span><text:span text:style-name="T45">class</text:span><text:span text:style-name="T46"> JdbcUserRepository </text:span><text:span text:style-name="T45">implements</text:span><text:span text:style-name="T46"> UserRepository { </text:span></text:p>
          <text:p text:style-name="P6"><text:span text:style-name="T46"><text:s/></text:span><text:span text:style-name="T46">(...)</text:span></text:p>
          <text:p text:style-name="P6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xml:id="id20" draw:id="id20" draw:layer="layout" svg:width="25.273cm" svg:height="3.462cm" svg:x="1.395cm" svg:y="10.797cm">
          <text:p text:style-name="P6"><text:span text:style-name="T46">@Service</text:span></text:p>
          <text:p text:style-name="P6"><text:span text:style-name="T45">public</text:span><text:span text:style-name="T46"> </text:span><text:span text:style-name="T45">class</text:span><text:span text:style-name="T46"> UserServiceImpl </text:span><text:span text:style-name="T45">implements</text:span><text:span text:style-name="T46"> UserService {</text:span></text:p>
          <text:p text:style-name="P6"><text:span text:style-name="T46"><text:s text:c="2"/></text:span><text:span text:style-name="T46">(...)</text:span></text:p>
          <text:p text:style-name="P6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tecter les classes annoté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mponent scanning</text:p>
              </text:list-item>
            </text:list>
            <text:p/>
            <text:list text:continue-numbering="true" text:style-name="L3">
              <text:list-item>
                <text:p>Bien importer le namespace “context”</text:p>
              </text:list-item>
              <text:list-item>
                <text:p>Scanning des packages et sous-packages</text:p>
              </text:list-item>
            </text:list>
          </draw:text-box>
        </draw:frame>
        <draw:custom-shape draw:style-name="gr4" draw:text-style-name="P12" draw:layer="layout" svg:width="25.273cm" svg:height="1.431cm" svg:x="1.395cm" svg:y="6.697cm">
          <text:p text:style-name="P6"><text:span text:style-name="T47">&lt;</text:span><text:span text:style-name="T48">context:component-scan</text:span><text:span text:style-name="T49"> </text:span><text:span text:style-name="T50">base-package</text:span><text:span text:style-name="T51">=</text:span><text:span text:style-name="T52">"com.zenika"</text:span><text:span text:style-name="T53"> </text:span><text:span text:style-name="T54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dépendanc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Utiliser @Autowired</text:p>
              </text:list-item>
            </text:list>
            <text:p/>
            <text:p/>
            <text:p/>
            <text:list text:continue-numbering="true" text:style-name="L3">
              <text:list-item>
                <text:p>Les constructeurs, champs ou méthodes (setters)</text:p>
              </text:list-item>
            </text:list>
          </draw:text-box>
        </draw:frame>
        <draw:custom-shape draw:style-name="gr4" draw:text-style-name="P12" draw:layer="layout" svg:width="25.273cm" svg:height="1.939cm" svg:x="1.395cm" svg:y="6.697cm">
          <text:p text:style-name="P6"><text:span text:style-name="T55">@Autowired</text:span></text:p>
          <text:p text:style-name="P6"><text:span text:style-name="T56">public</text:span><text:span text:style-name="T49"> JdbcUserRepository(DataSource dataSource) { 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layer="layout" svg:width="25.273cm" svg:height="1.939cm" svg:x="1.394cm" svg:y="8.996cm">
          <text:p text:style-name="P6"><text:span text:style-name="T55">@Autowired</text:span></text:p>
          <text:p text:style-name="P6"><text:span text:style-name="T56">private</text:span><text:span text:style-name="T49"> UserRepository </text:span><text:span text:style-name="T57">userRepository</text:span><text:span text:style-name="T49">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@Autowired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ésolution par type, dépendance obligatoire</text:p>
              </text:list-item>
              <text:list-item>
                <text:p>Si ambiguité, résolution avec @Qualifier</text:p>
              </text:list-item>
              <text:list-item>
                <text:p>Les ambiguités sont finalement assez rares</text:p>
              </text:list-item>
              <text:list-item>
                <text:p>Rebasculer en XML si les dépendances deviennent difficiles à suivre avec les annotatio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valeurs scalair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Utiliser @Value</text:p>
              </text:list-item>
              <text:list-item>
                <text:p>La valeur vient généralement de propriétés</text:p>
                <text:list>
                  <text:list-item>
                    <text:p>MessageSource en termes Spring</text:p>
                  </text:list-item>
                  <text:list-item>
                    <text:p>Syntaxe : ${propertyName}</text:p>
                  </text:list-item>
                  <text:list-item>
                    <text:p>Un fichier properties ou même un bean Spring</text:p>
                  </text:list-item>
                </text:list>
              </text:list-item>
              <text:list-item>
                <text:p>La valeur peut être un expression SpEL</text:p>
                <text:list>
                  <text:list-item>
                    <text:p>Spring Expression Language</text:p>
                  </text:list-item>
                  <text:list-item>
                    <text:p>Syntaxe : #{spelExpression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valeurs scalaires</text:p>
          </draw:text-box>
        </draw:frame>
        <draw:frame presentation:style-name="pr3" draw:layer="layout" svg:width="24.639cm" svg:height="12.18cm" svg:x="1.4cm" svg:y="12.314cm" presentation:class="outline" presentation:user-transformed="true">
          <draw:text-box>
            <text:list text:style-name="L3">
              <text:list-item>
                <text:p xml:id="id23" text:id="id23">Externalisation dans un fichier properties traitée par la suite</text:p>
              </text:list-item>
            </text:list>
          </draw:text-box>
        </draw:frame>
        <draw:custom-shape draw:style-name="gr4" draw:text-style-name="P11" xml:id="id21" draw:id="id21" draw:layer="layout" svg:width="25.273cm" svg:height="1.939cm" svg:x="1.393cm" svg:y="4.895cm">
          <text:p text:style-name="P6"><text:span text:style-name="T58">@Value</text:span><text:span text:style-name="T59">(</text:span><text:span text:style-name="T60">"${digest}"</text:span><text:span text:style-name="T59">)</text:span></text:p>
          <text:p text:style-name="P6"><text:span text:style-name="T61">private</text:span><text:span text:style-name="T59"> String </text:span><text:span text:style-name="T62">digest</text:span><text:span text:style-name="T59">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xml:id="id22" draw:id="id22" draw:layer="layout" svg:width="25.273cm" svg:height="4.054cm" svg:x="1.392cm" svg:y="7.594cm">
          <text:p text:style-name="P6"><text:span text:style-name="T63">&lt;</text:span><text:span text:style-name="T64">context:property-placeholder</text:span><text:span text:style-name="T65"> </text:span><text:span text:style-name="T66">properties-ref</text:span><text:span text:style-name="T67">=</text:span><text:span text:style-name="T68">"properties"</text:span><text:span text:style-name="T65"> </text:span><text:span text:style-name="T63">/&gt;</text:span></text:p>
          <text:p text:style-name="P6"><text:span text:style-name="T67"/></text:p>
          <text:p text:style-name="P6"><text:span text:style-name="T63">&lt;</text:span><text:span text:style-name="T64">util:properties</text:span><text:span text:style-name="T65"> </text:span><text:span text:style-name="T66">id</text:span><text:span text:style-name="T67">=</text:span><text:span text:style-name="T68">"properties"</text:span><text:span text:style-name="T63">&gt;</text:span></text:p>
          <text:p text:style-name="P6"><text:span text:style-name="T63"><text:s text:c="2"/></text:span><text:span text:style-name="T63">&lt;</text:span><text:span text:style-name="T64">prop</text:span><text:span text:style-name="T65"> </text:span><text:span text:style-name="T66">key</text:span><text:span text:style-name="T67">=</text:span><text:span text:style-name="T68">"digest"</text:span><text:span text:style-name="T63">&gt;</text:span><text:span text:style-name="T67">sha-256</text:span><text:span text:style-name="T63">&lt;/</text:span><text:span text:style-name="T64">prop</text:span><text:span text:style-name="T63">&gt;</text:span></text:p>
          <text:p text:style-name="P6"><text:span text:style-name="T63">&lt;/</text:span><text:span text:style-name="T64">util:properties</text:span><text:span text:style-name="T63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habitation avec le XML</text:p>
          </draw:text-box>
        </draw:frame>
        <draw:frame presentation:style-name="pr3" draw:layer="layout" svg:width="24.639cm" svg:height="12.18cm" svg:x="1.4cm" svg:y="12.314cm" presentation:class="outline" presentation:user-transformed="true">
          <draw:text-box>
            <text:list text:style-name="L3">
              <text:list-item>
                <text:p xml:id="id25" text:id="id25">Les styles de configuration cohabitent bien</text:p>
              </text:list-item>
              <text:list-item>
                <text:p>Découpage typique</text:p>
                <text:list>
                  <text:list-item>
                    <text:p>Annotation pour les classes applicatives</text:p>
                  </text:list-item>
                  <text:list-item>
                    <text:p>XML pour la partie infrastructure</text:p>
                  </text:list-item>
                </text:list>
              </text:list-item>
            </text:list>
          </draw:text-box>
        </draw:frame>
        <draw:custom-shape draw:style-name="gr4" draw:text-style-name="P12" xml:id="id24" draw:id="id24" draw:layer="layout" svg:width="25.273cm" svg:height="5.265cm" svg:x="1.393cm" svg:y="5.595cm">
          <text:p text:style-name="P6"><text:span text:style-name="T47">&lt;</text:span><text:span text:style-name="T48">context:component-scan</text:span><text:span text:style-name="T69"> </text:span><text:span text:style-name="T50">base-package</text:span><text:span text:style-name="T51">=</text:span><text:span text:style-name="T52">"com.zenika"</text:span><text:span text:style-name="T70"> </text:span><text:span text:style-name="T54">/&gt;</text:span></text:p>
          <text:p text:style-name="P6"><text:span text:style-name="T54"/></text:p>
          <text:p text:style-name="P6"><text:span text:style-name="T54">&lt;</text:span><text:span text:style-name="T71">jdbc:embedded-database</text:span><text:span text:style-name="T54"> </text:span><text:span text:style-name="T72">id</text:span><text:span text:style-name="T73">=</text:span><text:span text:style-name="T52">"dataSource"</text:span><text:span text:style-name="T54"> </text:span><text:span text:style-name="T72">type</text:span><text:span text:style-name="T73">=</text:span><text:span text:style-name="T52">"H2"</text:span><text:span text:style-name="T54">&gt;</text:span></text:p>
          <text:p text:style-name="P6"><text:span text:style-name="T54"><text:s text:c="2"/></text:span><text:span text:style-name="T54">&lt;</text:span><text:span text:style-name="T71">jdbc:script</text:span><text:span text:style-name="T54"> </text:span><text:span text:style-name="T72">location</text:span><text:span text:style-name="T73">=</text:span><text:span text:style-name="T52">"classpath:/create-tables.sql"</text:span><text:span text:style-name="T54"> /&gt;</text:span></text:p>
          <text:p text:style-name="P6"><text:span text:style-name="T54"><text:s text:c="2"/></text:span><text:span text:style-name="T54">&lt;</text:span><text:span text:style-name="T71">jdbc:script</text:span><text:span text:style-name="T54"> </text:span><text:span text:style-name="T72">location</text:span><text:span text:style-name="T73">=</text:span><text:span text:style-name="T52">"classpath:/insert-data.sql"</text:span><text:span text:style-name="T54"> /&gt;</text:span></text:p>
          <text:p text:style-name="P6"><text:span text:style-name="T54">&lt;/</text:span><text:span text:style-name="T71">jdbc:embedded-database</text:span><text:span text:style-name="T54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 d'initialisation</text:p>
          </draw:text-box>
        </draw:frame>
        <draw:frame presentation:style-name="pr3" draw:layer="layout" svg:width="24.639cm" svg:height="12.18cm" svg:x="1.4cm" svg:y="10.214cm" presentation:class="outline" presentation:user-transformed="true">
          <draw:text-box>
            <text:list text:style-name="L3">
              <text:list-item>
                <text:p xml:id="id27" text:id="id27">Fonctionne si le component scanning est activé</text:p>
                <text:list>
                  <text:list-item>
                    <text:p xml:id="id28" text:id="id28">@PostConstruct n'est pas détectée sinon</text:p>
                  </text:list-item>
                  <text:list-item>
                    <text:p xml:id="id29" text:id="id29">Utiliser &lt;context:annotation-config /&gt; pour activer juste la détection de @PostConstruct</text:p>
                  </text:list-item>
                </text:list>
              </text:list-item>
            </text:list>
          </draw:text-box>
        </draw:frame>
        <draw:custom-shape draw:style-name="gr4" draw:text-style-name="P12" xml:id="id26" draw:id="id26" draw:layer="layout" svg:width="25.273cm" svg:height="3.582cm" svg:x="1.392cm" svg:y="6.094cm">
          <text:p text:style-name="P6"><text:span text:style-name="T55">@PostConstruct</text:span></text:p>
          <text:p text:style-name="P6"><text:span text:style-name="T56">public</text:span><text:span text:style-name="T49"> </text:span><text:span text:style-name="T56">void</text:span><text:span text:style-name="T49"> init() {</text:span></text:p>
          <text:p text:style-name="P6"><text:span text:style-name="T49"><text:s text:c="2"/></text:span><text:span text:style-name="T49">(...) </text:span></text:p>
          <text:p text:style-name="P6"><text:span text:style-name="T4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lément sur les tests</text:p>
          </draw:text-box>
        </draw:frame>
        <draw:custom-shape draw:style-name="gr4" draw:text-style-name="P12" xml:id="id30" draw:id="id30" draw:layer="layout" svg:width="25.273cm" svg:height="14.917cm" svg:x="1.393cm" svg:y="4.895cm">
          <text:p text:style-name="P6"><text:span text:style-name="T56">public</text:span><text:span text:style-name="T49"> </text:span><text:span text:style-name="T56">class</text:span><text:span text:style-name="T49"> ApplicationIntegrationTest {</text:span></text:p>
          <text:p text:style-name="P6"><text:span text:style-name="T69"/></text:p>
          <text:p text:style-name="P6"><text:span text:style-name="T56"><text:s text:c="2"/></text:span><text:span text:style-name="T56">private</text:span><text:span text:style-name="T49"> ConfigurableApplicationContext </text:span><text:span text:style-name="T57">ctx</text:span><text:span text:style-name="T49">;</text:span></text:p>
          <text:p text:style-name="P6"><text:span text:style-name="T49"/></text:p>
          <text:p text:style-name="P6"><text:span text:style-name="T56"><text:s text:c="2"/></text:span><text:span text:style-name="T56">private</text:span><text:span text:style-name="T49"> UserService </text:span><text:span text:style-name="T57">userService</text:span><text:span text:style-name="T49">;</text:span></text:p>
          <text:p text:style-name="P6"><text:span text:style-name="T49"/></text:p>
          <text:p text:style-name="P6"><text:span text:style-name="T55"><text:s text:c="2"/></text:span><text:span text:style-name="T55">@Before</text:span><text:span text:style-name="T49"> </text:span><text:span text:style-name="T56">public</text:span><text:span text:style-name="T49"> </text:span><text:span text:style-name="T56">void</text:span><text:span text:style-name="T49"> setUp() {</text:span></text:p>
          <text:p text:style-name="P6"><text:span text:style-name="T57"><text:s text:c="4"/></text:span><text:span text:style-name="T57">ctx</text:span><text:span text:style-name="T49"> = </text:span><text:span text:style-name="T56">new</text:span><text:span text:style-name="T49"> ClassPathXmlApplicationContext(</text:span></text:p>
          <text:p text:style-name="P6"><text:span text:style-name="T74"><text:s text:c="6"/></text:span><text:span text:style-name="T74">"classpath:/test-application-configuration.xml"</text:span></text:p>
          <text:p text:style-name="P6"><text:span text:style-name="T49"><text:s text:c="4"/></text:span><text:span text:style-name="T49">);</text:span></text:p>
          <text:p text:style-name="P6"><text:span text:style-name="T57"><text:s text:c="4"/></text:span><text:span text:style-name="T57">userService</text:span><text:span text:style-name="T49"> = </text:span><text:span text:style-name="T57">ctx</text:span><text:span text:style-name="T49">.getBean(UserService.</text:span><text:span text:style-name="T56">class</text:span><text:span text:style-name="T49">);</text:span></text:p>
          <text:p text:style-name="P6"><text:span text:style-name="T49"><text:s text:c="2"/></text:span><text:span text:style-name="T49">}</text:span></text:p>
          <text:p text:style-name="P6"><text:span text:style-name="T49"/></text:p>
          <text:p text:style-name="P6"><text:span text:style-name="T55"><text:s text:c="2"/></text:span><text:span text:style-name="T55">@After</text:span><text:span text:style-name="T49"> </text:span><text:span text:style-name="T56">public</text:span><text:span text:style-name="T49"> </text:span><text:span text:style-name="T56">void</text:span><text:span text:style-name="T49"> tearDown() {</text:span></text:p>
          <text:p text:style-name="P6"><text:span text:style-name="T57"><text:s text:c="4"/></text:span><text:span text:style-name="T57">ctx</text:span><text:span text:style-name="T49">.close();</text:span></text:p>
          <text:p text:style-name="P6"><text:span text:style-name="T49"><text:s text:c="2"/></text:span><text:span text:style-name="T49">}</text:span></text:p>
          <text:p text:style-name="P6"><text:span text:style-name="T49"><text:s text:c="2"/></text:span><text:span text:style-name="T49">(...)</text:span></text:p>
          <text:p text:style-name="P6"><text:span text:style-name="T4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lément sur les tests</text:p>
          </draw:text-box>
        </draw:frame>
        <draw:custom-shape draw:style-name="gr4" draw:text-style-name="P11" xml:id="id31" draw:id="id31" draw:layer="layout" svg:width="25.273cm" svg:height="7.551cm" svg:x="1.393cm" svg:y="4.795cm">
          <text:p text:style-name="P6"><text:span text:style-name="T58">@RunWith</text:span><text:span text:style-name="T59">(SpringJUnit4ClassRunner.</text:span><text:span text:style-name="T61">class</text:span><text:span text:style-name="T59">)</text:span></text:p>
          <text:p text:style-name="P6"><text:span text:style-name="T58">@ContextConfiguration</text:span><text:span text:style-name="T59">(</text:span></text:p>
          <text:p text:style-name="P6"><text:span text:style-name="T59"><text:s text:c="2"/></text:span><text:span text:style-name="T60">"classpath:/test-application-configuration-annotation.xml"</text:span></text:p>
          <text:p text:style-name="P6"><text:span text:style-name="T59">)</text:span></text:p>
          <text:p text:style-name="P6"><text:span text:style-name="T61">public</text:span><text:span text:style-name="T59"> </text:span><text:span text:style-name="T61">class</text:span><text:span text:style-name="T59"> ApplicationIntegrationTest {</text:span></text:p>
          <text:p text:style-name="P6"><text:span text:style-name="T65"/></text:p>
          <text:p text:style-name="P6"><text:span text:style-name="T58"><text:s text:c="2"/></text:span><text:span text:style-name="T58">@Autowired</text:span><text:span text:style-name="T59"> </text:span><text:span text:style-name="T61">private</text:span><text:span text:style-name="T59"> UserService </text:span><text:span text:style-name="T62">userService</text:span><text:span text:style-name="T59">;</text:span></text:p>
          <text:p text:style-name="P6"><text:span text:style-name="T59"><text:s text:c="2"/></text:span><text:span text:style-name="T59">(...)</text:span></text:p>
          <text:p text:style-name="P6"><text:span text:style-name="T5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12.614cm" presentation:class="outline" presentation:user-transformed="true">
          <draw:text-box>
            <text:list text:style-name="L3">
              <text:list-item>
                <text:p xml:id="id32" text:id="id32">TestContext Framework</text:p>
              </text:list-item>
              <text:list-item>
                <text:p xml:id="id33" text:id="id33">Evite la création et l'injection de dépendances</text:p>
              </text:list-item>
              <text:list-item>
                <text:p xml:id="id34" text:id="id34">Contexte mis en cache dans une suite de test</text:p>
                <text:list>
                  <text:list-item>
                    <text:p xml:id="id35" text:id="id35">Lancée par Ant, Maven, etc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text-style-name="P13" draw:layer="layout" svg:width="25.199cm" svg:height="3.506cm" svg:x="1.4cm" svg:y="0.237cm" presentation:class="title">
          <draw:text-box>
            <text:p><text:span text:style-name="T75">TP annotation-configuration-start</text:span>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par annotations</text:p>
                <text:list>
                  <text:list-item>
                    <text:p>Injection, valeur scalaire, callback initialisation</text:p>
                  </text:list-item>
                </text:list>
              </text:list-item>
              <text:list-item>
                <text:p>Test avec le TestContext Framework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frame presentation:style-name="pr3" draw:layer="layout" svg:width="24.639cm" svg:height="12.18cm" svg:x="1.401cm" svg:y="5.714cm" presentation:class="outline" presentation:user-transformed="true">
          <draw:text-box>
            <text:list text:style-name="L3">
              <text:list-item>
                <text:p xml:id="id36" text:id="id36">3ème façon de configurer dans Spring</text:p>
              </text:list-item>
              <text:list-item>
                <text:p>Les beans sont créés et injectés en Java</text:p>
              </text:list-item>
              <text:list-item>
                <text:p>Permet d'ajouter de la logique facilement</text:p>
              </text:list-item>
              <text:list-item>
                <text:p>Proche de XML : pas d'impact sur le code</text:p>
              </text:list-item>
              <text:list-item>
                <text:p>Type-saf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custom-shape draw:style-name="gr4" draw:text-style-name="P8" draw:layer="layout" svg:width="19.436cm" svg:height="15.272cm" svg:x="1.392cm" svg:y="4.794cm">
          <text:p text:style-name="P6"><text:span text:style-name="T76">@Configuration</text:span></text:p>
          <text:p text:style-name="P6"><text:span text:style-name="T77">public</text:span><text:span text:style-name="T78"> </text:span><text:span text:style-name="T77">class</text:span><text:span text:style-name="T78"> ApplicationConfiguration {</text:span></text:p>
          <text:p text:style-name="P6"><text:span text:style-name="T78"/></text:p>
          <text:p text:style-name="P6"><text:span text:style-name="T79"><text:s text:c="2"/></text:span><text:span text:style-name="T76">@Bean</text:span><text:span text:style-name="T78"> </text:span><text:span text:style-name="T77">public</text:span><text:span text:style-name="T78"> DataSource dataSource() {</text:span></text:p>
          <text:p text:style-name="P6"><text:span text:style-name="T77"><text:s text:c="4"/></text:span><text:span text:style-name="T77">return</text:span><text:span text:style-name="T78"> </text:span><text:span text:style-name="T77">new</text:span><text:span text:style-name="T78"> EmbeddedDatabaseBuilder()</text:span></text:p>
          <text:p text:style-name="P6"><text:span text:style-name="T78"><text:s text:c="6"/></text:span><text:span text:style-name="T78">.setType(EmbeddedDatabaseType.</text:span><text:span text:style-name="T80">H2</text:span><text:span text:style-name="T78">)</text:span></text:p>
          <text:p text:style-name="P6"><text:span text:style-name="T78"><text:s text:c="6"/></text:span><text:span text:style-name="T78">.addScript(</text:span><text:span text:style-name="T81">"classpath:/create-tables.sql"</text:span><text:span text:style-name="T78">)</text:span></text:p>
          <text:p text:style-name="P6"><text:span text:style-name="T78"><text:s text:c="6"/></text:span><text:span text:style-name="T78">.addScript(</text:span><text:span text:style-name="T81">"classpath:/insert-data.sql"</text:span><text:span text:style-name="T78">)</text:span></text:p>
          <text:p text:style-name="P6"><text:span text:style-name="T78"><text:s text:c="6"/></text:span><text:span text:style-name="T78">.build();</text:span></text:p>
          <text:p text:style-name="P6"><text:span text:style-name="T78"><text:s text:c="2"/></text:span><text:span text:style-name="T78">}</text:span></text:p>
          <text:p text:style-name="P6"><text:span text:style-name="T82"/></text:p>
          <text:p text:style-name="P6"><text:span text:style-name="T79"><text:s text:c="2"/></text:span><text:span text:style-name="T79">@Bean</text:span><text:span text:style-name="T78"> </text:span><text:span text:style-name="T77">public</text:span><text:span text:style-name="T78"> UserRepository userRepository() {</text:span></text:p>
          <text:p text:style-name="P6"><text:span text:style-name="T77"><text:s text:c="4"/></text:span><text:span text:style-name="T77">return</text:span><text:span text:style-name="T78"> </text:span><text:span text:style-name="T77">new</text:span><text:span text:style-name="T78"> JdbcUserRepository(</text:span><text:span text:style-name="T83">dataSource()</text:span><text:span text:style-name="T78">);</text:span></text:p>
          <text:p text:style-name="P6"><text:span text:style-name="T78"><text:s text:c="2"/></text:span><text:span text:style-name="T78">}</text:span></text:p>
          <text:p text:style-name="P6"><text:span text:style-name="T78"/></text:p>
          <text:p text:style-name="P6"><text:span text:style-name="T79"><text:s text:c="2"/></text:span><text:span text:style-name="T79">@Bean</text:span><text:span text:style-name="T78"> </text:span><text:span text:style-name="T77">public</text:span><text:span text:style-name="T78"> UserService userService() {</text:span></text:p>
          <text:p text:style-name="P6"><text:span text:style-name="T78"><text:s text:c="4"/></text:span><text:span text:style-name="T78">UserServiceImpl userService = </text:span><text:span text:style-name="T77">new</text:span><text:span text:style-name="T78"> UserServiceImpl();</text:span></text:p>
          <text:p text:style-name="P6"><text:span text:style-name="T78"><text:s text:c="4"/></text:span><text:span text:style-name="T78">userService.setDigest(</text:span><text:span text:style-name="T81">"sha-256"</text:span><text:span text:style-name="T78">);</text:span></text:p>
          <text:p text:style-name="P6"><text:span text:style-name="T78"><text:s text:c="4"/></text:span><text:span text:style-name="T78">userService.setUserRepository(userRepository());</text:span></text:p>
          <text:p text:style-name="P6"><text:span text:style-name="T78"><text:s text:c="4"/></text:span><text:span text:style-name="T83">userService.init();</text:span></text:p>
          <text:p text:style-name="P6"><text:span text:style-name="T77"><text:s text:c="4"/></text:span><text:span text:style-name="T77">return</text:span><text:span text:style-name="T78"> userService;</text:span></text:p>
          <text:p text:style-name="P6"><text:span text:style-name="T78"><text:s text:c="2"/></text:span><text:span text:style-name="T78">}</text:span></text:p>
          <text:p text:style-name="P6"><text:span text:style-name="T7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7" draw:id="id37" draw:layer="layout" svg:width="5.591cm" svg:height="2.794cm" svg:x="21.587cm" svg:y="4.064cm">
          <text:p text:style-name="P1">Déclaration classe de configuration</text:p>
          <draw:enhanced-geometry svg:viewBox="0 0 21600 21600" draw:mirror-horizontal="false" draw:type="line-callout-2" draw:modifiers="-55904.2918454936 7851.73524150268 -3600 4000 -965.665236051502 4281.359570661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38" draw:id="id38" draw:layer="layout" svg:width="5.591cm" svg:height="2.286cm" svg:x="21.59cm" svg:y="7.112cm">
          <text:p text:style-name="P1">Méthode déclarant un bean</text:p>
          <draw:enhanced-geometry svg:viewBox="0 0 21600 21600" draw:mirror-horizontal="false" draw:type="line-callout-2" draw:modifiers="-68125.7510729614 -1520.59466550066 -23512.017167382 -4405.00894454383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39" draw:id="id39" draw:layer="layout" svg:width="5.591cm" svg:height="2.286cm" svg:x="21.333cm" svg:y="10.16cm">
          <text:p text:style-name="P1">Injection de dépendances</text:p>
          <draw:enhanced-geometry svg:viewBox="0 0 21600 21600" draw:mirror-horizontal="false" draw:type="line-callout-2" draw:modifiers="-22650.643776824 32121.3817227809 -11329.1845493562 38874.333187582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40" draw:id="id40" draw:layer="layout" svg:width="5.591cm" svg:height="2.286cm" svg:x="21.336cm" svg:y="16.256cm">
          <text:p text:style-name="P1">Callback d'initialisation à appeler</text:p>
          <draw:enhanced-geometry svg:viewBox="0 0 21600 21600" draw:mirror-horizontal="false" draw:type="line-callout-2" draw:modifiers="-45166.0944206009 12835.3301268037 -2920.17167381974 12806.9960647136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réer le contexte Spring</text:p>
          </draw:text-box>
        </draw:frame>
        <draw:frame presentation:style-name="pr3" draw:layer="layout" svg:width="24.639cm" svg:height="12.18cm" svg:x="1.401cm" svg:y="5.714cm" presentation:class="outline" presentation:user-transformed="true">
          <draw:text-box>
            <text:list text:style-name="L3">
              <text:list-item>
                <text:p>Utiliser une implémentation dédiée</text:p>
                <text:list>
                  <text:list-item>
                    <text:p>AnnotationConfigApplicationContext</text:p>
                  </text:list-item>
                  <text:list-item>
                    <text:p>Prend en paramètres des classes @Configuration</text:p>
                  </text:list-item>
                  <text:list-item>
                    <text:p>0 XML</text:p>
                  </text:list-item>
                </text:list>
              </text:list-item>
              <text:list-item>
                <text:p>Utiliser le component scanning</text:p>
                <text:list>
                  <text:list-item>
                    <text:p>Les classes @Configuration sont aussi détectées</text:p>
                  </text:list-item>
                </text:list>
              </text:list-item>
              <text:list-item>
                <text:p>TestContext Framework</text:p>
              </text:list-item>
            </text:list>
          </draw:text-box>
        </draw:frame>
        <draw:custom-shape draw:style-name="gr4" draw:text-style-name="P10" draw:layer="layout" svg:width="25.273cm" svg:height="1.302cm" svg:x="1.392cm" svg:y="16.894cm">
          <text:p text:style-name="P6"><text:span text:style-name="T22">@ContextConfiguration</text:span><text:span text:style-name="T20">(classes={ApplicationConfiguration.</text:span><text:span text:style-name="T19">class</text:span><text:span text:style-name="T20">}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Plusieurs classes de configuration</text:p>
                <text:list>
                  <text:list-item>
                    <text:p>@Import</text:p>
                  </text:list-item>
                </text:list>
              </text:list-item>
            </text:list>
          </draw:text-box>
        </draw:frame>
        <draw:custom-shape draw:style-name="gr4" draw:text-style-name="P10" draw:layer="layout" svg:width="25.278cm" svg:height="3.248cm" svg:x="1.392cm" svg:y="8.69cm">
          <text:p><text:span text:style-name="T84">@Configuration</text:span></text:p>
          <text:p><text:span text:style-name="T85">@Import</text:span><text:span text:style-name="T86">({InfraConfiguration.</text:span><text:span text:style-name="T87">class</text:span><text:span text:style-name="T86">,ComponentConfiguration.</text:span><text:span text:style-name="T87">class</text:span><text:span text:style-name="T86">})</text:span></text:p>
          <text:p><text:span text:style-name="T88">public</text:span><text:span text:style-name="T89"> </text:span><text:span text:style-name="T88">class</text:span><text:span text:style-name="T89"> ApplicationConfiguration { 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Injection de dépendances</text:p>
                <text:list>
                  <text:list-item>
                    <text:p>@Autowired</text:p>
                  </text:list-item>
                  <text:list-item>
                    <text:p>@Value</text:p>
                  </text:list-item>
                </text:list>
              </text:list-item>
            </text:list>
          </draw:text-box>
        </draw:frame>
        <draw:custom-shape draw:style-name="gr4" draw:text-style-name="P14" draw:layer="layout" svg:width="25.278cm" svg:height="10.476cm" svg:x="1.592cm" svg:y="9.69cm">
          <text:p><text:span text:style-name="T84">@Configuration</text:span></text:p>
          <text:p><text:span text:style-name="T87">public</text:span><text:span text:style-name="T89"> </text:span><text:span text:style-name="T87">class</text:span><text:span text:style-name="T89"> ComponentConfiguration {</text:span></text:p>
          <text:p><text:span text:style-name="T84"/></text:p>
          <text:p><text:span text:style-name="T89"><text:tab/></text:span><text:span text:style-name="T85">@Autowired</text:span><text:span text:style-name="T86"> DataSource </text:span><text:span text:style-name="T90">dataSource</text:span><text:span text:style-name="T86">;</text:span></text:p>
          <text:p><text:span text:style-name="T84"><text:tab/></text:span></text:p>
          <text:p><text:span text:style-name="T89"><text:tab/></text:span><text:span text:style-name="T91">@Bean</text:span><text:span text:style-name="T89"> </text:span><text:span text:style-name="T87">public</text:span><text:span text:style-name="T89"> UserRepository userRepository() {</text:span></text:p>
          <text:p><text:span text:style-name="T89"><text:tab/></text:span><text:span text:style-name="T89"><text:tab/></text:span><text:span text:style-name="T87">return</text:span><text:span text:style-name="T89"> </text:span><text:span text:style-name="T87">new</text:span><text:span text:style-name="T89"> JdbcUserRepository(</text:span><text:span text:style-name="T90">dataSource</text:span><text:span text:style-name="T89">);</text:span></text:p>
          <text:p><text:span text:style-name="T84"><text:tab/></text:span><text:span text:style-name="T84">}</text:span></text:p>
          <text:p><text:span text:style-name="T84"><text:tab/></text:span></text:p>
          <text:p><text:span text:style-name="T89"><text:tab/></text:span><text:span text:style-name="T91">@Bean</text:span><text:span text:style-name="T89"> </text:span><text:span text:style-name="T87">public</text:span><text:span text:style-name="T89"> UserService userService() {</text:span></text:p>
          <text:p><text:span text:style-name="T89"><text:s text:c="7"/></text:span><text:span text:style-name="T89">...</text:span></text:p>
          <text:p><text:span text:style-name="T84"><text:tab/></text:span><text:span text:style-name="T84">}</text:span></text:p>
          <text:p><text:span text:style-name="T84"><text:tab/></text:span></text:p>
          <text:p><text:span text:style-name="T84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Equivalent des namespaces</text:p>
                <text:list>
                  <text:list-item>
                    <text:p>Annotations @Enable*</text:p>
                  </text:list-item>
                </text:list>
              </text:list-item>
            </text:list>
          </draw:text-box>
        </draw:frame>
        <draw:custom-shape draw:style-name="gr4" draw:text-style-name="P15" draw:layer="layout" svg:width="25.278cm" svg:height="10.476cm" svg:x="1.592cm" svg:y="9.005cm">
          <text:p><text:span text:style-name="T79">@Configuration</text:span></text:p>
          <text:p><text:span text:style-name="T76">@EnableTransactionManagement</text:span></text:p>
          <text:p><text:span text:style-name="T92">public</text:span><text:span text:style-name="T93"> </text:span><text:span text:style-name="T92">class</text:span><text:span text:style-name="T93"> InfraConfiguration {</text:span></text:p>
          <text:p><text:span text:style-name="T79"><text:tab/></text:span></text:p>
          <text:p><text:span text:style-name="T93"><text:tab/></text:span><text:span text:style-name="T94">@Bean</text:span><text:span text:style-name="T93"> </text:span><text:span text:style-name="T92">public</text:span><text:span text:style-name="T93"> PlatformTransactionManager transactionManager() {</text:span></text:p>
          <text:p><text:span text:style-name="T93"><text:tab/></text:span><text:span text:style-name="T93"><text:tab/></text:span><text:span text:style-name="T92">return</text:span><text:span text:style-name="T93"> </text:span><text:span text:style-name="T92">new</text:span><text:span text:style-name="T93"> DataSourceTransactionManager(dataSource());</text:span></text:p>
          <text:p><text:span text:style-name="T79"><text:tab/></text:span><text:span text:style-name="T79">}</text:span></text:p>
          <text:p><text:span text:style-name="T79"/></text:p>
          <text:p><text:span text:style-name="T93"><text:tab/></text:span><text:span text:style-name="T94">@Bean</text:span><text:span text:style-name="T93"> </text:span><text:span text:style-name="T92">public</text:span><text:span text:style-name="T93"> DataSource dataSource() {</text:span></text:p>
          <text:p><text:span text:style-name="T93"><text:s text:c="6"/></text:span><text:span text:style-name="T93">...</text:span></text:p>
          <text:p><text:span text:style-name="T79"><text:tab/></text:span><text:span text:style-name="T79">}</text:span></text:p>
          <text:p><text:span text:style-name="T79"><text:tab/></text:span></text:p>
          <text:p><text:span text:style-name="T79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nfiguration orientée objet</text:p>
              </text:list-item>
            </text:list>
          </draw:text-box>
        </draw:frame>
        <draw:custom-shape draw:style-name="gr4" draw:text-style-name="P15" draw:layer="layout" svg:width="25.278cm" svg:height="6.235cm" svg:x="1.592cm" svg:y="9.005cm">
          <text:p><text:span text:style-name="T79">@Configuration</text:span></text:p>
          <text:p><text:span text:style-name="T92">public</text:span><text:span text:style-name="T93"> </text:span><text:span text:style-name="T92">class</text:span><text:span text:style-name="T93"> SpringMvcConfiguration </text:span><text:span text:style-name="T92">extends</text:span><text:span text:style-name="T93"> </text:span><text:span text:style-name="T95">WebMvcConfigurationSupport</text:span><text:span text:style-name="T93"> {</text:span></text:p>
          <text:p><text:span text:style-name="T79"><text:tab/></text:span></text:p>
          <text:p><text:span text:style-name="T95"><text:tab/></text:span><text:span text:style-name="T96">@Override</text:span></text:p>
          <text:p><text:span text:style-name="T93"><text:tab/></text:span><text:span text:style-name="T92">protected</text:span><text:span text:style-name="T93"> </text:span><text:span text:style-name="T92">void</text:span><text:span text:style-name="T93"> addInterceptors(InterceptorRegistry </text:span><text:span text:style-name="T97">registry</text:span><text:span text:style-name="T93">) {</text:span></text:p>
          <text:p><text:span text:style-name="T93"><text:tab/></text:span><text:span text:style-name="T93"><text:tab/></text:span><text:span text:style-name="T97">registry</text:span><text:span text:style-name="T93">.addInterceptor(</text:span><text:span text:style-name="T92">new</text:span><text:span text:style-name="T93"> MyInterceptor());</text:span></text:p>
          <text:p><text:span text:style-name="T79"><text:tab/></text:span><text:span text:style-name="T79">}</text:span></text:p>
          <text:p><text:span text:style-name="T79"><text:tab/></text:span></text:p>
          <text:p><text:span text:style-name="T79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java-configuration-start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nfiguration en Java</text:p>
              </text:list-item>
              <text:list-item>
                <text:p>Chargement avec le TestContext Framework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Aspect-Oriented Programming</text:p>
                <text:list>
                  <text:list-item>
                    <text:p>Programmation orientée aspect</text:p>
                  </text:list-item>
                </text:list>
              </text:list-item>
              <text:list-item>
                <text:p>Complète le modèle POJO de Spring</text:p>
              </text:list-item>
              <text:list-item>
                <text:p>Comment de simple POJO peuvent s'intégrer dans des systèmes techniques complexes ?</text:p>
                <text:list>
                  <text:list-item>
                    <text:p>Connexions, transactions, cache, sécurité, 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Buts de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mpléter la modularisation de la programmation orientée objet</text:p>
              </text:list-item>
              <text:list-item>
                <text:p>Modulariser les aspects transverses</text:p>
                <text:list>
                  <text:list-item>
                    <text:p>Transactions, log, etc</text:p>
                  </text:list-item>
                </text:list>
              </text:list-item>
              <text:list-item>
                <text:p>Afin qu'ils n'apparaissent pas dans le code applicatif</text:p>
              </text:list-item>
              <text:list-item>
                <text:p>Découplage avec l'environnement</text:p>
              </text:list-item>
              <text:list-item>
                <text:p>“Separation of concerns”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ans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applicatif noyé au milieu de code technique</text:p>
                <text:list>
                  <text:list-item>
                    <text:p>Moins testable, moins maintenable</text:p>
                  </text:list-item>
                </text:list>
              </text:list-item>
              <text:list-item>
                <text:p>Code technique disséminé dans l'application</text:p>
                <text:list>
                  <text:list-item>
                    <text:p>Moins maintenable, moins sou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custom-shape draw:style-name="gr6" draw:text-style-name="P16" xml:id="id45" draw:id="id45" draw:layer="layout" svg:width="13.905cm" svg:height="4.826cm" svg:x="8.733cm" svg:y="12.946cm">
          <text:p text:style-name="P1"><text:span text:style-name="T98">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5.199cm" svg:height="3.506cm" svg:x="1.4cm" svg:y="0.237cm" presentation:class="title" presentation:user-transformed="true">
          <draw:text-box>
            <text:p>Mécanisme AOP dans Spring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Intercepter le code applicatif</text:p>
              </text:list-item>
              <text:list-item>
                <text:p>Utilisation de proxy</text:p>
              </text:list-item>
            </text:list>
          </draw:text-box>
        </draw:frame>
        <draw:custom-shape draw:style-name="gr7" draw:text-style-name="P17" xml:id="id41" draw:id="id41" draw:layer="layout" svg:width="7.047cm" svg:height="2.26cm" svg:x="14.859cm" svg:y="14.154cm">
          <text:p text:style-name="P1"><text:span text:style-name="T99">DefaultHelloService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xml:id="id42" draw:id="id42" draw:layer="layout" svg:width="7.047cm" svg:height="2.26cm" svg:x="14.802cm" svg:y="8.854cm">
          <text:p text:style-name="P1"><text:span text:style-name="T99">Hello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17" xml:id="id44" draw:id="id44" draw:layer="layout" svg:width="3.745cm" svg:height="2.26cm" svg:x="9.576cm" svg:y="14.162cm">
          <text:p text:style-name="P1"><text:span text:style-name="T99">Aspect</text:span></text:p>
          <draw:enhanced-geometry svg:viewBox="0 0 21600 21600" draw:type="rectangle" draw:enhanced-path="M 0 0 L 21600 0 21600 21600 0 21600 0 0 Z N"/>
        </draw:custom-shape>
        <draw:polyline draw:style-name="gr9" draw:text-style-name="P1" xml:id="id47" draw:id="id47" draw:layer="layout" svg:width="4.209cm" svg:height="0cm" svg:x="5.366cm" svg:y="14.67cm" svg:viewBox="0 0 4210 0" draw:points="0,0 4210,0">
          <text:p/>
        </draw:polyline>
        <draw:polyline draw:style-name="gr9" draw:text-style-name="P1" xml:id="id48" draw:id="id48" draw:layer="layout" svg:width="1.553cm" svg:height="0cm" svg:x="13.321cm" svg:y="14.62cm" svg:viewBox="0 0 1554 0" draw:points="0,0 1554,0">
          <text:p/>
        </draw:polyline>
        <draw:polyline draw:style-name="gr9" draw:text-style-name="P1" xml:id="id49" draw:id="id49" draw:layer="layout" svg:width="1.537cm" svg:height="0cm" svg:x="13.321cm" svg:y="15.94cm" svg:viewBox="0 0 1538 0" draw:points="1538,0 0,0">
          <text:p/>
        </draw:polyline>
        <draw:polyline draw:style-name="gr9" draw:text-style-name="P1" xml:id="id50" draw:id="id50" draw:layer="layout" svg:width="4.209cm" svg:height="0cm" svg:x="5.366cm" svg:y="15.94cm" svg:viewBox="0 0 4210 0" draw:points="4210,0 0,0">
          <text:p/>
        </draw:polyline>
        <draw:polyline draw:style-name="gr10" draw:text-style-name="P1" xml:id="id43" draw:id="id43" draw:layer="layout" svg:width="1.777cm" svg:height="3.039cm" svg:x="18.574cm" svg:y="11.114cm" svg:viewBox="0 0 1778 3040" draw:points="1778,3040 0,0">
          <text:p/>
        </draw:polyline>
        <draw:polyline draw:style-name="gr10" draw:text-style-name="P1" xml:id="id46" draw:id="id46" draw:layer="layout" svg:width="0.507cm" svg:height="1.831cm" svg:x="17.304cm" svg:y="11.114cm" svg:viewBox="0 0 508 1832" draw:points="0,1832 508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xy JDK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8" draw:layer="layout" svg:width="25.817cm" svg:height="11.284cm" svg:x="1.061cm" svg:y="4.91cm">
          <text:p text:style-name="P6"><text:span text:style-name="T11">final</text:span><text:span text:style-name="T100"> HelloService targetService = </text:span><text:span text:style-name="T11">new</text:span><text:span text:style-name="T100"> DefaultHelloService();</text:span></text:p>
          <text:p text:style-name="P6"><text:span text:style-name="T100"/></text:p>
          <text:p text:style-name="P6"><text:span text:style-name="T100">InvocationHandler handler = </text:span><text:span text:style-name="T11">new</text:span><text:span text:style-name="T100"> InvocationHandler() {</text:span></text:p>
          <text:p text:style-name="P6"><text:span text:style-name="T100"/></text:p>
          <text:p text:style-name="P6"><text:span text:style-name="T101"><text:s text:c="2"/></text:span><text:span text:style-name="T101">@Override</text:span></text:p>
          <text:p text:style-name="P6"><text:span text:style-name="T11"><text:s text:c="2"/></text:span><text:span text:style-name="T11">public</text:span><text:span text:style-name="T100"> Object invoke(Object proxy, Method method, Object[] args) </text:span></text:p>
          <text:p text:style-name="P6"><text:span text:style-name="T102"><text:s text:c="16"/></text:span><text:span text:style-name="T11">throws</text:span><text:span text:style-name="T100"> Throwable {</text:span></text:p>
          <text:p text:style-name="P6"><text:span text:style-name="T100"><text:s text:c="4"/></text:span><text:span text:style-name="T100">Object res = method.invoke(targetService, args);</text:span></text:p>
          <text:p text:style-name="P6"><text:span text:style-name="T11"><text:s text:c="4"/></text:span><text:span text:style-name="T11">return</text:span><text:span text:style-name="T100"> res;</text:span></text:p>
          <text:p text:style-name="P6"><text:span text:style-name="T100"><text:s text:c="2"/></text:span><text:span text:style-name="T100">}</text:span></text:p>
          <text:p text:style-name="P6"><text:span text:style-name="T100">};</text:span></text:p>
          <text:p text:style-name="P6"><text:span text:style-name="T100">HelloService decoratedHelloService = (HelloService) Proxy.</text:span><text:span text:style-name="T103">newProxyInstance</text:span><text:span text:style-name="T100">(</text:span></text:p>
          <text:p text:style-name="P6"><text:span text:style-name="T100"><text:s text:c="2"/></text:span><text:span text:style-name="T100">getClass().getClassLoader(),</text:span></text:p>
          <text:p text:style-name="P6"><text:span text:style-name="T11"><text:s text:c="2"/></text:span><text:span text:style-name="T11">new</text:span><text:span text:style-name="T100"> Class&lt;?&gt;[]{HelloService.</text:span><text:span text:style-name="T11">class</text:span><text:span text:style-name="T100">},</text:span><text:span text:style-name="T100"><text:tab/></text:span></text:p>
          <text:p text:style-name="P6"><text:span text:style-name="T100"><text:s text:c="2"/></text:span><text:span text:style-name="T100">handler</text:span></text:p>
          <text:p text:style-name="P6"><text:span text:style-name="T100">);</text:span></text:p>
          <text:p text:style-name="P6"><text:span text:style-name="T100">decoratedHelloService.hello(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OP dans Spring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pring propose un framework autour des proxies JDK</text:p>
                <text:list>
                  <text:list-item>
                    <text:p>Grâce notamment à AspectJ</text:p>
                  </text:list-item>
                </text:list>
              </text:list-item>
              <text:list-item>
                <text:p>Configuration par annotation</text:p>
              </text:list-item>
              <text:list-item>
                <text:p>Choix des méthodes interceptées</text:p>
              </text:list-item>
              <text:list-item>
                <text:p>Possibilité d'intercepter </text:p>
                <text:list>
                  <text:list-item>
                    <text:p>Avant, après, autour des méthodes</text:p>
                  </text:list-item>
                  <text:list-item>
                    <text:p>Suite à une exce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custom-shape draw:style-name="gr4" draw:text-style-name="P8" draw:layer="layout" svg:width="22.346cm" svg:height="9.445cm" svg:x="1.076cm" svg:y="7.319cm">
          <text:p text:style-name="P6"><text:span text:style-name="T104">@Aspect</text:span></text:p>
          <text:p text:style-name="P6"><text:span text:style-name="T11">public</text:span><text:span text:style-name="T100"> </text:span><text:span text:style-name="T11">class</text:span><text:span text:style-name="T100"> LogAspect {</text:span></text:p>
          <text:p text:style-name="P6"><text:span text:style-name="T105"/></text:p>
          <text:p text:style-name="P6"><text:span text:style-name="T11"><text:s text:c="2"/></text:span><text:span text:style-name="T13">(...)</text:span></text:p>
          <text:p text:style-name="P6"><text:span text:style-name="T100"/></text:p>
          <text:p text:style-name="P6"><text:span text:style-name="T101"><text:s text:c="2"/></text:span><text:span text:style-name="T104">@Around</text:span><text:span text:style-name="T102">(</text:span><text:span text:style-name="T106">"execution(* com.zenika.business.*.*(..))"</text:span><text:span text:style-name="T102">)</text:span></text:p>
          <text:p text:style-name="P6"><text:span text:style-name="T11"><text:s text:c="2"/></text:span><text:span text:style-name="T11">public</text:span><text:span text:style-name="T100"> Object log(ProceedingJoinPoint jp) </text:span><text:span text:style-name="T11">throws</text:span><text:span text:style-name="T100"> Throwable {</text:span></text:p>
          <text:p text:style-name="P6"><text:span text:style-name="T107"><text:s text:c="4"/></text:span><text:span text:style-name="T107">LOGGER</text:span><text:span text:style-name="T100">.info(</text:span><text:span text:style-name="T108">"Appel à {}"</text:span><text:span text:style-name="T100">,jp.getSignature().toShortString());</text:span></text:p>
          <text:p text:style-name="P6"><text:span text:style-name="T100"><text:s text:c="4"/></text:span><text:span text:style-name="T100">Object res = jp.proceed();</text:span></text:p>
          <text:p text:style-name="P6"><text:span text:style-name="T107"><text:s text:c="4"/></text:span><text:span text:style-name="T107">LOGGER</text:span><text:span text:style-name="T100">.info(</text:span><text:span text:style-name="T108">"Fin de l'appel"</text:span><text:span text:style-name="T100">);</text:span></text:p>
          <text:p text:style-name="P6"><text:span text:style-name="T11"><text:s text:c="4"/></text:span><text:span text:style-name="T11">return</text:span><text:span text:style-name="T100"> res;</text:span></text:p>
          <text:p text:style-name="P6"><text:span text:style-name="T100"><text:s text:c="2"/></text:span><text:span text:style-name="T100">}</text:span></text:p>
          <text:p text:style-name="P6"><text:span text:style-name="T100"/></text:p>
          <text:p text:style-name="P6"><text:span text:style-name="T10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5.199cm" svg:height="3.506cm" svg:x="1.4cm" svg:y="0.237cm" presentation:class="title" presentation:user-transformed="true">
          <draw:text-box>
            <text:p>Aspect</text:p>
          </draw:text-box>
        </draw:frame>
        <draw:custom-shape draw:style-name="gr5" draw:text-style-name="P1" xml:id="id51" draw:id="id51" draw:layer="layout" svg:width="6.607cm" svg:height="2.032cm" svg:x="5.334cm" svg:y="4.572cm">
          <text:p text:style-name="P1">Identifie la classe comme un <text:span text:style-name="T109">aspect</text:span></text:p>
          <draw:enhanced-geometry svg:viewBox="0 0 21600 21600" draw:mirror-horizontal="false" draw:type="line-callout-2" draw:modifiers="-10446.9733656174 30705.3615346778 -3600 4000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52" draw:id="id52" draw:layer="layout" svg:width="6.607cm" svg:height="2.54cm" svg:x="13.462cm" svg:y="4.318cm">
          <text:p text:style-name="P1">Type d'<text:span text:style-name="T109">advice</text:span></text:p>
          <text:p text:style-name="P1">(avant, après, autour...)</text:p>
          <draw:enhanced-geometry svg:viewBox="0 0 21600 21600" draw:mirror-horizontal="false" draw:type="line-callout-2" draw:modifiers="-32082.9297820823 53077.6859504132 -12594.5520581114 49882.9316281358 -817.191283292978 4709.3270365997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53" draw:id="id53" draw:layer="layout" svg:width="6.607cm" svg:height="2.032cm" svg:x="20.574cm" svg:y="4.826cm">
          <text:p text:style-name="P1">Expression de <text:span text:style-name="T109">pointcut</text:span></text:p>
          <draw:enhanced-geometry svg:viewBox="0 0 21600 21600" draw:mirror-horizontal="false" draw:type="line-callout-2" draw:modifiers="-31537.0460048426 60943.2365961633 -1761.86440677966 50807.2798819479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56" draw:id="id56" draw:layer="layout" svg:width="6.607cm" svg:height="2.032cm" svg:x="20.32cm" svg:y="17.526cm">
          <text:p text:style-name="P1">Appel de la méthode interceptée</text:p>
          <draw:enhanced-geometry svg:viewBox="0 0 21600 21600" draw:mirror-horizontal="false" draw:type="line-callout-2" draw:modifiers="-27663.5593220339 -48650.4672897196 -4720.09685230024 -29834.1367437285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54" draw:id="id54" draw:layer="layout" svg:width="6.604cm" svg:height="2.54cm" svg:x="9.144cm" svg:y="17.78cm">
          <text:p text:style-name="P1">La méthode de l'<text:span text:style-name="T109">aspect</text:span> est l'<text:span text:style-name="T109">advice </text:span>(le comportement)</text:p>
          <draw:enhanced-geometry svg:viewBox="0 0 21600 21600" draw:mirror-horizontal="false" draw:type="line-callout-2" draw:modifiers="-22325.9954579864 -40505.3128689492 -29216.2227602906 -23119.3310378751 -820.832702498108 4709.3270365997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polyline draw:style-name="gr11" draw:text-style-name="P1" xml:id="id55" draw:id="id55" draw:layer="layout" svg:width="0cm" svg:height="2.031cm" svg:x="2.286cm" svg:y="12.192cm" svg:viewBox="0 0 0 2032" draw:points="0,0 0,203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ctivation de l'aspec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Généralement dans un fichier dédié</text:p>
              </text:list-item>
            </text:list>
            <text:p/>
            <text:p/>
            <text:p/>
            <text:p/>
            <text:list text:continue-numbering="true" text:style-name="L3">
              <text:list-item>
                <text:p>NB : un aspect peut être configuré par XML plutôt que par annotation (pur POJO)</text:p>
              </text:list-item>
            </text:list>
          </draw:text-box>
        </draw:frame>
        <draw:custom-shape draw:style-name="gr4" draw:text-style-name="P12" xml:id="id57" draw:id="id57" draw:layer="layout" svg:width="25.595cm" svg:height="4.62cm" svg:x="1.075cm" svg:y="7.318cm">
          <text:p text:style-name="P6"><text:span text:style-name="T110">&lt;</text:span><text:span text:style-name="T111">bean</text:span><text:span text:style-name="T112"> </text:span><text:span text:style-name="T113">id</text:span><text:span text:style-name="T114">=</text:span><text:span text:style-name="T115">"logAspect"</text:span><text:span text:style-name="T112"> </text:span><text:span text:style-name="T113">class</text:span><text:span text:style-name="T114">=</text:span><text:span text:style-name="T115">"com.zenika.aop.LogAspect"</text:span><text:span text:style-name="T112"> </text:span><text:span text:style-name="T110">/&gt;</text:span></text:p>
          <text:p text:style-name="P6"><text:span text:style-name="T114"/></text:p>
          <text:p text:style-name="P6"><text:span text:style-name="T110">&lt;</text:span><text:span text:style-name="T111">aop:aspectj-autoproxy</text:span><text:span text:style-name="T110">&gt;</text:span></text:p>
          <text:p text:style-name="P6"><text:span text:style-name="T110"><text:s text:c="2"/></text:span><text:span text:style-name="T110">&lt;</text:span><text:span text:style-name="T111">aop:include</text:span><text:span text:style-name="T112"> </text:span><text:span text:style-name="T113">name</text:span><text:span text:style-name="T114">=</text:span><text:span text:style-name="T115">"logAspect"</text:span><text:span text:style-name="T110">/&gt;</text:span></text:p>
          <text:p text:style-name="P6"><text:span text:style-name="T110">&lt;/</text:span><text:span text:style-name="T111">aop:aspectj-autoproxy</text:span><text:span text:style-name="T110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aop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nfiguration et activation d'un aspect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ransactio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pring permet de rendre des POJO transactionnels</text:p>
              </text:list-item>
              <text:list-item>
                <text:p>Les appels de méthodes sont “entourés” d'un begin puis d'un commit (ou rollback)</text:p>
              </text:list-item>
              <text:list-item>
                <text:p>On parle de transaction déclarative</text:p>
              </text:list-item>
              <text:list-item>
                <text:p>Utilisation de l'AOP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n POJO transactionnel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r annotation ou XML</text:p>
                <text:list>
                  <text:list-item>
                    <text:p>Annotation = le plus simple</text:p>
                  </text:list-item>
                </text:list>
              </text:list-item>
            </text:list>
          </draw:text-box>
        </draw:frame>
        <draw:custom-shape draw:style-name="gr4" draw:text-style-name="P10" xml:id="id58" draw:id="id58" draw:layer="layout" svg:width="23.056cm" svg:height="9.617cm" svg:x="1.074cm" svg:y="8.417cm">
          <text:p text:style-name="P6"><text:span text:style-name="T116">@Transactional</text:span></text:p>
          <text:p text:style-name="P6"><text:span text:style-name="T117">public</text:span><text:span text:style-name="T118"> </text:span><text:span text:style-name="T117">class</text:span><text:span text:style-name="T118"> UserServiceImpl </text:span><text:span text:style-name="T117">implements</text:span><text:span text:style-name="T118"> UserService {</text:span></text:p>
          <text:p text:style-name="P6"><text:span text:style-name="T119"/></text:p>
          <text:p text:style-name="P6"><text:span text:style-name="T117"><text:s text:c="2"/></text:span><text:span text:style-name="T117">public</text:span><text:span text:style-name="T118"> User create(String login, String password) {</text:span></text:p>
          <text:p text:style-name="P6"><text:span text:style-name="T118"><text:s text:c="4"/></text:span><text:span text:style-name="T118">(...)</text:span></text:p>
          <text:p text:style-name="P6"><text:span text:style-name="T118"><text:s text:c="2"/></text:span><text:span text:style-name="T118">}</text:span></text:p>
          <text:p text:style-name="P6"><text:span text:style-name="T118"/></text:p>
          <text:p text:style-name="P6"><text:span text:style-name="T120"><text:s text:c="2"/></text:span><text:span text:style-name="T116">@Transactional</text:span><text:span text:style-name="T121">(readOnly=</text:span><text:span text:style-name="T117">true</text:span><text:span text:style-name="T121">)</text:span></text:p>
          <text:p text:style-name="P6"><text:span text:style-name="T117"><text:s text:c="2"/></text:span><text:span text:style-name="T117">public</text:span><text:span text:style-name="T118"> User authenticate(String login, String password) {</text:span></text:p>
          <text:p text:style-name="P6"><text:span text:style-name="T118"><text:s text:c="4"/></text:span><text:span text:style-name="T118">(...)</text:span></text:p>
          <text:p text:style-name="P6"><text:span text:style-name="T118"><text:s text:c="2"/></text:span><text:span text:style-name="T118">}</text:span></text:p>
          <text:p text:style-name="P6"><text:span text:style-name="T118"/></text:p>
          <text:p text:style-name="P6"><text:span text:style-name="T11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59" draw:id="id59" draw:layer="layout" svg:width="6.607cm" svg:height="2.286cm" svg:x="16.907cm" svg:y="4.572cm">
          <text:p text:style-name="P1">Toutes les méthodes sont transactionnelles</text:p>
          <draw:enhanced-geometry svg:viewBox="0 0 21600 21600" draw:mirror-horizontal="false" draw:type="line-callout-2" draw:modifiers="-33223.7288135593 41093.8347179711 -4308.23244552058 41462.177525142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60" draw:id="id60" draw:layer="layout" svg:width="5.648cm" svg:height="2.286cm" svg:x="22.252cm" svg:y="7.628cm">
          <text:p text:style-name="P1">Automatiquement transactionnelle</text:p>
          <draw:enhanced-geometry svg:viewBox="0 0 21600 21600" draw:mirror-horizontal="false" draw:type="line-callout-2" draw:modifiers="-5326.39405204461 27956.27459554 -1231.22676579926 15970.9663314386 -959.74508762612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61" draw:id="id61" draw:layer="layout" svg:width="6.607cm" svg:height="2.286cm" svg:x="20.714cm" svg:y="18.005cm">
          <text:p text:style-name="P1">Surcharge</text:p>
          <draw:enhanced-geometry svg:viewBox="0 0 21600 21600" draw:mirror-horizontal="false" draw:type="line-callout-2" draw:modifiers="-20779.5399515738 -37467.0747704416 6700.96852300242 -41962.745955400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ortement par défau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Une transaction est commencée au début de la méthode</text:p>
              </text:list-item>
              <text:list-item>
                <text:p>La transaction continue pour les appels imbriqués</text:p>
                <text:list>
                  <text:list-item>
                    <text:p>Si POJO transactionnels, selon le niveau de propagation</text:p>
                  </text:list-item>
                </text:list>
              </text:list-item>
              <text:list-item>
                <text:p>Commit si la méthode se finit normalement</text:p>
              </text:list-item>
              <text:list-item>
                <text:p>Rollback si une RuntimeException est lancée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ttributs transactionne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'annotation ou le XML permettent de régler les attributs transactionnels</text:p>
              </text:list-item>
              <text:list-item>
                <text:p>Propagation</text:p>
              </text:list-item>
              <text:list-item>
                <text:p>Isolation</text:p>
              </text:list-item>
              <text:list-item>
                <text:p>Timeout</text:p>
              </text:list-item>
              <text:list-item>
                <text:p>Quand faire ou ne pas faire un rollback</text:p>
              </text:list-item>
              <text:list-item>
                <text:p>Read-onl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ctiver les transaction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vention de nommage</text:p>
              </text:list-item>
            </text:list>
            <text:p/>
            <text:p/>
            <text:p/>
            <text:list text:continue-numbering="true" text:style-name="L3">
              <text:list-item>
                <text:p>Réglage explicite</text:p>
              </text:list-item>
            </text:list>
          </draw:text-box>
        </draw:frame>
        <draw:custom-shape draw:style-name="gr4" draw:text-style-name="P10" draw:layer="layout" svg:width="25.753cm" svg:height="4.512cm" svg:x="0.917cm" svg:y="14.284cm">
          <text:p text:style-name="P6"><text:span text:style-name="T122">&lt;</text:span><text:span text:style-name="T123">bean</text:span><text:span text:style-name="T124"> </text:span><text:span text:style-name="T125">id</text:span><text:span text:style-name="T126">=</text:span><text:span text:style-name="T127">"txManager"</text:span><text:span text:style-name="T124"> </text:span></text:p>
          <text:p text:style-name="P6"><text:span text:style-name="T124"><text:s text:c="6"/></text:span><text:span text:style-name="T125">class</text:span><text:span text:style-name="T126">=</text:span><text:span text:style-name="T127">"o.s.jdbc.datasource.DataSourceTransactionManager"</text:span><text:span text:style-name="T122">&gt;</text:span></text:p>
          <text:p text:style-name="P6"><text:span text:style-name="T122"><text:s text:c="2"/></text:span><text:span text:style-name="T122">&lt;</text:span><text:span text:style-name="T123">property</text:span><text:span text:style-name="T124"> </text:span><text:span text:style-name="T125">name</text:span><text:span text:style-name="T126">=</text:span><text:span text:style-name="T127">"dataSource"</text:span><text:span text:style-name="T124"> </text:span><text:span text:style-name="T125">ref</text:span><text:span text:style-name="T126">=</text:span><text:span text:style-name="T127">"dataSource"</text:span><text:span text:style-name="T124"> </text:span><text:span text:style-name="T122">/&gt;</text:span></text:p>
          <text:p text:style-name="P6"><text:span text:style-name="T122">&lt;/</text:span><text:span text:style-name="T123">bean</text:span><text:span text:style-name="T122">&gt;</text:span></text:p>
          <text:p text:style-name="P6"><text:span text:style-name="T124"/></text:p>
          <text:p text:style-name="P6"><text:span text:style-name="T122">&lt;</text:span><text:span text:style-name="T123">tx:annotation-driven</text:span><text:span text:style-name="T124"> </text:span><text:span text:style-name="T125">transaction-manager</text:span><text:span text:style-name="T126">=</text:span><text:span text:style-name="T127">"txManager"</text:span><text:span text:style-name="T124"> </text:span><text:span text:style-name="T122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25.753cm" svg:height="4.693cm" svg:x="0.916cm" svg:y="6.483cm">
          <text:p text:style-name="P6"><text:span text:style-name="T122">&lt;</text:span><text:span text:style-name="T123">bean</text:span><text:span text:style-name="T124"> </text:span><text:span text:style-name="T125">id</text:span><text:span text:style-name="T126">=</text:span><text:span text:style-name="T127">"transactionManager"</text:span><text:span text:style-name="T124"> </text:span></text:p>
          <text:p text:style-name="P6"><text:span text:style-name="T124"><text:s text:c="6"/></text:span><text:span text:style-name="T125">class</text:span><text:span text:style-name="T126">=</text:span><text:span text:style-name="T127">"o.s.jdbc.datasource.DataSourceTransactionManager"</text:span><text:span text:style-name="T122">&gt;</text:span></text:p>
          <text:p text:style-name="P6"><text:span text:style-name="T122"><text:s text:c="2"/></text:span><text:span text:style-name="T122">&lt;</text:span><text:span text:style-name="T123">property</text:span><text:span text:style-name="T124"> </text:span><text:span text:style-name="T125">name</text:span><text:span text:style-name="T126">=</text:span><text:span text:style-name="T127">"dataSource"</text:span><text:span text:style-name="T124"> </text:span><text:span text:style-name="T125">ref</text:span><text:span text:style-name="T126">=</text:span><text:span text:style-name="T127">"dataSource"</text:span><text:span text:style-name="T124"> </text:span><text:span text:style-name="T122">/&gt;</text:span></text:p>
          <text:p text:style-name="P6"><text:span text:style-name="T122">&lt;/</text:span><text:span text:style-name="T123">bean</text:span><text:span text:style-name="T122">&gt;</text:span></text:p>
          <text:p text:style-name="P6"><text:span text:style-name="T124"/></text:p>
          <text:p text:style-name="P6"><text:span text:style-name="T122">&lt;</text:span><text:span text:style-name="T123">tx:annotation-driven</text:span><text:span text:style-name="T124"> </text:span><text:span text:style-name="T122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latformTransactionManage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bstraction de gestion de transactions</text:p>
              </text:list-item>
              <text:list-item>
                <text:p>Implémentations selon la couche de persistance</text:p>
                <text:list>
                  <text:list-item>
                    <text:p>DataSourceTransactionManager</text:p>
                  </text:list-item>
                  <text:list-item>
                    <text:p>HibernateTransactionManager</text:p>
                  </text:list-item>
                  <text:list-item>
                    <text:p>JpaTransactionManager</text:p>
                  </text:list-item>
                  <text:list-item>
                    <text:p>JtaTransactionMana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Utiliser @EnableTransactionManagement</text:p>
              </text:list-item>
              <text:list-item>
                <text:p>Définir le PlatformTransactionManager</text:p>
                <text:list>
                  <text:list-item>
                    <text:p>En Java ou en XML</text:p>
                  </text:list-item>
                </text:list>
              </text:list-item>
            </text:list>
          </draw:text-box>
        </draw:frame>
        <draw:custom-shape draw:style-name="gr4" draw:text-style-name="P15" draw:layer="layout" svg:width="25.278cm" svg:height="9.029cm" svg:x="1.392cm" svg:y="10.105cm">
          <text:p><text:span text:style-name="T79">@Configuration</text:span></text:p>
          <text:p><text:span text:style-name="T76">@EnableTransactionManagement</text:span></text:p>
          <text:p><text:span text:style-name="T92">public</text:span><text:span text:style-name="T93"> </text:span><text:span text:style-name="T92">class</text:span><text:span text:style-name="T93"> InfraConfiguration {</text:span></text:p>
          <text:p><text:span text:style-name="T79"><text:tab/></text:span></text:p>
          <text:p><text:span text:style-name="T93"><text:tab/></text:span><text:span text:style-name="T94">@Bean</text:span><text:span text:style-name="T93"> </text:span><text:span text:style-name="T92">public</text:span><text:span text:style-name="T93"> PlatformTransactionManager transactionManager() {</text:span></text:p>
          <text:p><text:span text:style-name="T93"><text:tab/></text:span><text:span text:style-name="T93"><text:tab/></text:span><text:span text:style-name="T92">return</text:span><text:span text:style-name="T93"> </text:span><text:span text:style-name="T92">new</text:span><text:span text:style-name="T93"> DataSourceTransactionManager(dataSource());</text:span></text:p>
          <text:p><text:span text:style-name="T79"><text:tab/></text:span><text:span text:style-name="T79">}</text:span></text:p>
          <text:p><text:span text:style-name="T79"/></text:p>
          <text:p><text:span text:style-name="T93"><text:tab/></text:span><text:span text:style-name="T94">@Bean</text:span><text:span text:style-name="T93"> </text:span><text:span text:style-name="T92">public</text:span><text:span text:style-name="T93"> DataSource dataSource() {</text:span></text:p>
          <text:p><text:span text:style-name="T93"><text:s text:c="6"/></text:span><text:span text:style-name="T93">...</text:span></text:p>
          <text:p><text:span text:style-name="T79"><text:tab/></text:span><text:span text:style-name="T79">}</text:span></text:p>
          <text:p><text:span text:style-name="T79"><text:tab/></text:span></text:p>
          <text:p><text:span text:style-name="T79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transaction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avec @Transactional</text:p>
              </text:list-item>
              <text:list-item>
                <text:p>Déclaration d'un PlatformTransactionManager</text:p>
              </text:list-item>
              <text:list-item>
                <text:p>Activation des annotations par XML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Hibernate</text:p>
          </draw:text-box>
        </draw:frame>
        <draw:frame presentation:style-name="pr3" draw:layer="layout" svg:width="24.639cm" svg:height="14.136cm" svg:x="1.524cm" svg:y="4.914cm" presentation:class="outline" presentation:user-transformed="true">
          <draw:text-box>
            <text:list text:style-name="L3">
              <text:list-item>
                <text:p>Spring propose un support Hibernate</text:p>
                <text:list>
                  <text:list-item>
                    <text:p>Gestion des ressources</text:p>
                  </text:list-item>
                  <text:list-item>
                    <text:p>Gestion des transactions</text:p>
                  </text:list-item>
                </text:list>
              </text:list-item>
              <text:list-item>
                <text:p>Etapes</text:p>
                <text:list>
                  <text:list-item>
                    <text:p>Configuration de la SessionFactory</text:p>
                  </text:list-item>
                  <text:list-item>
                    <text:p>Configuration du HibernateTransactionManager</text:p>
                  </text:list-item>
                  <text:list-item>
                    <text:p>Injection de la SessionFactory dans les DAO</text:p>
                  </text:list-item>
                </text:list>
              </text:list-item>
              <text:list-item>
                <text:p>Attention aux classes de support utilisées</text:p>
                <text:list>
                  <text:list-item>
                    <text:p>*.hibernate3.* pour Hibernate 3</text:p>
                  </text:list-item>
                  <text:list-item>
                    <text:p>*.hibernate4.* pour Hibernate 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titilisation dans un DAO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s de dépendances vers Spring</text:p>
              </text:list-item>
            </text:list>
          </draw:text-box>
        </draw:frame>
        <draw:custom-shape draw:style-name="gr4" draw:text-style-name="P10" draw:layer="layout" svg:width="25.753cm" svg:height="11.298cm" svg:x="0.915cm" svg:y="7.082cm">
          <text:p text:style-name="P6"><text:span text:style-name="T117">public</text:span><text:span text:style-name="T124"> </text:span><text:span text:style-name="T117">class</text:span><text:span text:style-name="T124"> HibernateUserRepository </text:span><text:span text:style-name="T117">implements</text:span><text:span text:style-name="T124"> UserRepository {</text:span></text:p>
          <text:p text:style-name="P6"><text:span text:style-name="T124"/></text:p>
          <text:p text:style-name="P6"><text:span text:style-name="T117"><text:s text:c="2"/></text:span><text:span text:style-name="T117">private</text:span><text:span text:style-name="T124"> </text:span><text:span text:style-name="T117">final</text:span><text:span text:style-name="T124"> SessionFactory </text:span><text:span text:style-name="T128">sessionFactory</text:span><text:span text:style-name="T124">;</text:span></text:p>
          <text:p text:style-name="P6"><text:span text:style-name="T124"/></text:p>
          <text:p text:style-name="P6"><text:span text:style-name="T117"><text:s text:c="2"/></text:span><text:span text:style-name="T117">public</text:span><text:span text:style-name="T121"> HibernateUserRepository(SessionFactory sessionFactory) {</text:span></text:p>
          <text:p text:style-name="P6"><text:span text:style-name="T117"><text:s text:c="4"/></text:span><text:span text:style-name="T117">this</text:span><text:span text:style-name="T121">.</text:span><text:span text:style-name="T129">sessionFactory</text:span><text:span text:style-name="T121"> = sessionFactory;</text:span></text:p>
          <text:p text:style-name="P6"><text:span text:style-name="T130"><text:s text:c="2"/></text:span><text:span text:style-name="T130">}</text:span></text:p>
          <text:p text:style-name="P6"><text:span text:style-name="T131"/></text:p>
          <text:p text:style-name="P6"><text:span text:style-name="T124"><text:s text:c="2"/></text:span><text:span text:style-name="T117">public</text:span><text:span text:style-name="T124"> User getByLogin(String login) {</text:span></text:p>
          <text:p text:style-name="P6"><text:span text:style-name="T117"><text:s text:c="4"/></text:span><text:span text:style-name="T117">return</text:span><text:span text:style-name="T124"> (User) </text:span><text:span text:style-name="T128">sessionFactory</text:span><text:span text:style-name="T124">.</text:span><text:span text:style-name="T121">getCurrentSession()</text:span></text:p>
          <text:p text:style-name="P6"><text:span text:style-name="T124"><text:s text:c="6"/></text:span><text:span text:style-name="T124">.createCriteria(User.</text:span><text:span text:style-name="T117">class</text:span><text:span text:style-name="T124">)</text:span></text:p>
          <text:p text:style-name="P6"><text:span text:style-name="T124"><text:s text:c="6"/></text:span><text:span text:style-name="T124">.add(Restrictions.</text:span><text:span text:style-name="T132">eq</text:span><text:span text:style-name="T124">(</text:span><text:span text:style-name="T133">"login"</text:span><text:span text:style-name="T124">, login))</text:span></text:p>
          <text:p text:style-name="P6"><text:span text:style-name="T124"><text:s text:c="4"/></text:span><text:span text:style-name="T124">.uniqueResult();</text:span></text:p>
          <text:p text:style-name="P6"><text:span text:style-name="T124"><text:s text:c="2"/></text:span><text:span text:style-name="T124">}</text:span></text:p>
          <text:p text:style-name="P6"><text:span text:style-name="T12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62" draw:id="id62" draw:layer="layout" svg:width="6.607cm" svg:height="2.286cm" svg:x="19.432cm" svg:y="15.748cm">
          <text:p text:style-name="P1">Bien utiliser cette méthode</text:p>
          <draw:enhanced-geometry svg:viewBox="0 0 21600 21600" draw:mirror-horizontal="false" draw:type="line-callout-2" draw:modifiers="-5184.26150121065 -9406.90861390468 -5053.51089588378 -793.35373852208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SessionFactory</text:p>
          </draw:text-box>
        </draw:frame>
        <draw:custom-shape draw:style-name="gr4" draw:text-style-name="P10" draw:layer="layout" svg:width="25.753cm" svg:height="10.668cm" svg:x="1.125cm" svg:y="5.412cm">
          <text:p text:style-name="P6"><text:span text:style-name="T122">&lt;</text:span><text:span text:style-name="T123">bean</text:span><text:span text:style-name="T134"> </text:span><text:span text:style-name="T125">id</text:span><text:span text:style-name="T126">=</text:span><text:span text:style-name="T127">"sessionFactory"</text:span><text:span text:style-name="T134"> </text:span></text:p>
          <text:p text:style-name="P6"><text:span text:style-name="T125"><text:s text:c="6"/></text:span><text:span text:style-name="T125">class</text:span><text:span text:style-name="T126">=</text:span><text:span text:style-name="T127">"o.s.o.hibernate4.a.AnnotationSessionFactoryBean"</text:span><text:span text:style-name="T122">&gt;</text:span></text:p>
          <text:p text:style-name="P6"><text:span text:style-name="T122"><text:s text:c="2"/></text:span><text:span text:style-name="T122">&lt;</text:span><text:span text:style-name="T123">property</text:span><text:span text:style-name="T134"> </text:span><text:span text:style-name="T125">name</text:span><text:span text:style-name="T126">=</text:span><text:span text:style-name="T127">"dataSource"</text:span><text:span text:style-name="T134"> </text:span><text:span text:style-name="T125">ref</text:span><text:span text:style-name="T126">=</text:span><text:span text:style-name="T127">"dataSource"</text:span><text:span text:style-name="T134"> </text:span><text:span text:style-name="T122">/&gt;</text:span></text:p>
          <text:p text:style-name="P6"><text:span text:style-name="T122"><text:s text:c="2"/></text:span><text:span text:style-name="T122">&lt;</text:span><text:span text:style-name="T123">property</text:span><text:span text:style-name="T134"> </text:span><text:span text:style-name="T125">name</text:span><text:span text:style-name="T126">=</text:span><text:span text:style-name="T127">"annotatedClasses"</text:span><text:span text:style-name="T122">&gt;</text:span></text:p>
          <text:p text:style-name="P6"><text:span text:style-name="T122"><text:s text:c="4"/></text:span><text:span text:style-name="T122">&lt;</text:span><text:span text:style-name="T123">list</text:span><text:span text:style-name="T122">&gt;</text:span></text:p>
          <text:p text:style-name="P6"><text:span text:style-name="T122"><text:s text:c="6"/></text:span><text:span text:style-name="T122">&lt;</text:span><text:span text:style-name="T123">value</text:span><text:span text:style-name="T122">&gt;</text:span><text:span text:style-name="T126">com.zenika.domain.User</text:span><text:span text:style-name="T122">&lt;/</text:span><text:span text:style-name="T123">value</text:span><text:span text:style-name="T122">&gt;</text:span></text:p>
          <text:p text:style-name="P6"><text:span text:style-name="T122"><text:s text:c="4"/></text:span><text:span text:style-name="T122">&lt;/</text:span><text:span text:style-name="T123">list</text:span><text:span text:style-name="T122">&gt;</text:span></text:p>
          <text:p text:style-name="P6"><text:span text:style-name="T122"><text:s text:c="2"/></text:span><text:span text:style-name="T122">&lt;/</text:span><text:span text:style-name="T123">property</text:span><text:span text:style-name="T122">&gt;</text:span></text:p>
          <text:p text:style-name="P6"><text:span text:style-name="T122"><text:s text:c="2"/></text:span><text:span text:style-name="T122">&lt;</text:span><text:span text:style-name="T123">property</text:span><text:span text:style-name="T134"> </text:span><text:span text:style-name="T125">name</text:span><text:span text:style-name="T126">=</text:span><text:span text:style-name="T127">"hibernateProperties"</text:span><text:span text:style-name="T122">&gt;</text:span></text:p>
          <text:p text:style-name="P6"><text:span text:style-name="T122"><text:s text:c="4"/></text:span><text:span text:style-name="T122">&lt;</text:span><text:span text:style-name="T123">value</text:span><text:span text:style-name="T122">&gt;</text:span></text:p>
          <text:p text:style-name="P6"><text:span text:style-name="T126"><text:s text:c="4"/></text:span><text:span text:style-name="T126">show_sql=true</text:span></text:p>
          <text:p text:style-name="P6"><text:span text:style-name="T122"><text:s text:c="4"/></text:span><text:span text:style-name="T122">&lt;/</text:span><text:span text:style-name="T123">value</text:span><text:span text:style-name="T122">&gt;</text:span></text:p>
          <text:p text:style-name="P6"><text:span text:style-name="T122"><text:s text:c="2"/></text:span><text:span text:style-name="T122">&lt;/</text:span><text:span text:style-name="T123">property</text:span><text:span text:style-name="T122">&gt;</text:span></text:p>
          <text:p text:style-name="P6"><text:span text:style-name="T122">&lt;/</text:span><text:span text:style-name="T123">bean</text:span><text:span text:style-name="T122">&gt;</text:span></text:p>
          <text:p text:style-name="P6"><text:span text:style-name="T13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8" xml:id="id63" draw:id="id63" draw:layer="layout" svg:width="9.144cm" svg:height="3.556cm" svg:x="18.456cm" svg:y="15.348cm">
          <text:p text:style-name="P1"><text:span text:style-name="T136">Lister les classes une par une ou utiliser “packagesToScan” pour détecter les classes @Entity</text:span></text:p>
          <draw:enhanced-geometry svg:viewBox="0 0 21600 21600" draw:mirror-horizontal="false" draw:type="line-callout-2" draw:modifiers="-973.121924548934 -35651.8414394152 5208.09185347184 -33483.9471464717 -592.848551120831 3364.1833005341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HibernateTransactionManager</text:p>
          </draw:text-box>
        </draw:frame>
        <draw:frame presentation:style-name="pr3" draw:layer="layout" svg:width="24.639cm" svg:height="12.18cm" svg:x="1.4cm" svg:y="9.314cm" presentation:class="outline" presentation:user-transformed="true">
          <draw:text-box>
            <text:list text:style-name="L3">
              <text:list-item>
                <text:p xml:id="id64" text:id="id64">Les DAO doivent être appelés avec une transaction active</text:p>
              </text:list-item>
              <text:list-item>
                <text:p xml:id="id65" text:id="id65">Toujours le cas en production</text:p>
                <text:list>
                  <text:list-item>
                    <text:p xml:id="id66" text:id="id66">Services transactionnels appelant un DAO</text:p>
                  </text:list-item>
                </text:list>
              </text:list-item>
              <text:list-item>
                <text:p xml:id="id67" text:id="id67">Configuration de transaction explicite pour les tests</text:p>
              </text:list-item>
            </text:list>
          </draw:text-box>
        </draw:frame>
        <draw:custom-shape draw:style-name="gr4" draw:text-style-name="P10" draw:layer="layout" svg:width="25.753cm" svg:height="3.316cm" svg:x="1.225cm" svg:y="5.112cm">
          <text:p text:style-name="P6"><text:span text:style-name="T122">&lt;</text:span><text:span text:style-name="T123">bean</text:span><text:span text:style-name="T134"> </text:span><text:span text:style-name="T125">id</text:span><text:span text:style-name="T126">=</text:span><text:span text:style-name="T127">"transactionManager"</text:span><text:span text:style-name="T134"> </text:span></text:p>
          <text:p text:style-name="P6"><text:span text:style-name="T125"><text:s text:c="6"/></text:span><text:span text:style-name="T125">class</text:span><text:span text:style-name="T126">=</text:span><text:span text:style-name="T127">"o.s.o.hibernate4.HibernateTransactionManager"</text:span><text:span text:style-name="T122">&gt;</text:span></text:p>
          <text:p text:style-name="P6"><text:span text:style-name="T122"><text:s text:c="2"/></text:span><text:span text:style-name="T122">&lt;</text:span><text:span text:style-name="T123">property</text:span><text:span text:style-name="T134"> </text:span><text:span text:style-name="T125">name</text:span><text:span text:style-name="T126">=</text:span><text:span text:style-name="T127">"sessionFactory"</text:span><text:span text:style-name="T134"> </text:span><text:span text:style-name="T125">ref</text:span><text:span text:style-name="T126">=</text:span><text:span text:style-name="T127">"sessionFactory"</text:span><text:span text:style-name="T134"> </text:span><text:span text:style-name="T122">/&gt;</text:span></text:p>
          <text:p text:style-name="P6"><text:span text:style-name="T122">&lt;/</text:span><text:span text:style-name="T123">bean</text:span><text:span text:style-name="T122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Gestion des exceptions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 xml:id="id68" text:id="id68">Des HibernateException remontent</text:p>
                <text:list>
                  <text:list-item>
                    <text:p>Utilisation de l'API Hibernate</text:p>
                  </text:list-item>
                </text:list>
              </text:list-item>
              <text:list-item>
                <text:p>Pour avoir des DataAccessExceptions</text:p>
                <text:list>
                  <text:list-item>
                    <text:p>Apposer @Repository sur les DAO</text:p>
                  </text:list-item>
                  <text:list-item>
                    <text:p>Déclarer un PersistenceExceptionTranslationPostProcessor</text:p>
                  </text:list-item>
                </text:list>
                <text:p/>
              </text:list-item>
            </text:list>
          </draw:text-box>
        </draw:frame>
        <draw:custom-shape draw:style-name="gr4" draw:text-style-name="P21" draw:layer="layout" svg:width="25.753cm" svg:height="4.159cm" svg:x="1.205cm" svg:y="14.687cm">
          <text:p text:style-name="P19"><text:span text:style-name="T137">@Repository</text:span></text:p>
          <text:p text:style-name="P20"><text:span text:style-name="T138">public</text:span><text:span text:style-name="T139"> </text:span><text:span text:style-name="T138">class</text:span><text:span text:style-name="T139"> HibernateUserRepository </text:span><text:span text:style-name="T138">implements</text:span><text:span text:style-name="T139"> UserRepository {</text:span></text:p>
          <text:p text:style-name="P20"><text:span text:style-name="T139"><text:s text:c="2"/></text:span><text:span text:style-name="T139">...</text:span></text:p>
          <text:p text:style-name="P20"><text:span text:style-name="T139">}</text:span></text:p>
          <text:p text:style-name="P20"><text:span text:style-name="T139"/></text:p>
          <text:p text:style-name="P20"><text:span text:style-name="T140">&lt;</text:span><text:span text:style-name="T141">bean</text:span><text:span text:style-name="T142"> </text:span><text:span text:style-name="T143">class</text:span><text:span text:style-name="T144">=</text:span><text:span text:style-name="T145">"o.s.dao.annotation.PersistenceExceptionTranslationPostProcessor"</text:span><text:span text:style-name="T146"> </text:span><text:span text:style-name="T147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hibernate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 xml:id="id69" text:id="id69">Requête avec Hibernate</text:p>
              </text:list-item>
              <text:list-item>
                <text:p>Configuration SessionFactory</text:p>
              </text:list-item>
              <text:list-item>
                <text:p>Configuration des transactions</text:p>
              </text:list-item>
              <text:list-item>
                <text:p>Test d'intégr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pring et le Web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pplication typique</text:p>
                <text:list>
                  <text:list-item>
                    <text:p>Spring pour le backend (service + DAO)</text:p>
                  </text:list-item>
                  <text:list-item>
                    <text:p>Framework Web pour l'UI</text:p>
                    <text:list>
                      <text:list-item>
                        <text:p>Spring MVC, Wicket, JSF, etc.</text:p>
                      </text:list-item>
                    </text:list>
                  </text:list-item>
                </text:list>
              </text:list-item>
              <text:list-item>
                <text:p>Comment démarrer Spring dans une application Web 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textLoaderListene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Dans le web.xml</text:p>
              </text:list-item>
            </text:list>
          </draw:text-box>
        </draw:frame>
        <draw:custom-shape draw:style-name="gr4" draw:text-style-name="P10" xml:id="id70" draw:id="id70" draw:layer="layout" svg:width="25.753cm" svg:height="9.173cm" svg:x="1.016cm" svg:y="9.483cm">
          <text:p text:style-name="P6"><text:span text:style-name="T122">&lt;</text:span><text:span text:style-name="T123">context-param</text:span><text:span text:style-name="T122">&gt;</text:span></text:p>
          <text:p text:style-name="P6"><text:span text:style-name="T126"><text:s text:c="4"/></text:span><text:span text:style-name="T126"><text:tab/></text:span><text:span text:style-name="T122">&lt;</text:span><text:span text:style-name="T123">param-name</text:span><text:span text:style-name="T122">&gt;</text:span><text:span text:style-name="T126">contextConfigLocation</text:span><text:span text:style-name="T122">&lt;/</text:span><text:span text:style-name="T123">param-name</text:span><text:span text:style-name="T122">&gt;</text:span></text:p>
          <text:p text:style-name="P6"><text:span text:style-name="T126"><text:s text:c="4"/></text:span><text:span text:style-name="T126"><text:tab/></text:span><text:span text:style-name="T122">&lt;</text:span><text:span text:style-name="T123">param-value</text:span><text:span text:style-name="T122">&gt;</text:span></text:p>
          <text:p text:style-name="P6"><text:span text:style-name="T126"><text:s text:c="4"/></text:span><text:span text:style-name="T126"><text:tab/></text:span><text:span text:style-name="T126">/WEB-INF/applicationContext.xml</text:span></text:p>
          <text:p text:style-name="P6"><text:span text:style-name="T126"><text:s text:c="4"/></text:span><text:span text:style-name="T126"><text:tab/></text:span><text:span text:style-name="T122">&lt;/</text:span><text:span text:style-name="T123">param-value</text:span><text:span text:style-name="T122">&gt;</text:span></text:p>
          <text:p text:style-name="P6"><text:span text:style-name="T122">&lt;/</text:span><text:span text:style-name="T123">context-param</text:span><text:span text:style-name="T122">&gt;</text:span></text:p>
          <text:p text:style-name="P6"><text:span text:style-name="T134"/></text:p>
          <text:p text:style-name="P6"><text:span text:style-name="T122">&lt;</text:span><text:span text:style-name="T123">listener</text:span><text:span text:style-name="T122">&gt;</text:span></text:p>
          <text:p text:style-name="P6"><text:span text:style-name="T126"><text:s text:c="4"/></text:span><text:span text:style-name="T126"><text:tab/></text:span><text:span text:style-name="T122">&lt;</text:span><text:span text:style-name="T123">listener-class</text:span><text:span text:style-name="T122">&gt;</text:span></text:p>
          <text:p text:style-name="P6"><text:span text:style-name="T122"><text:s text:c="9"/></text:span><text:span text:style-name="T126">org.springframework.web.context.ContextLoaderListener</text:span></text:p>
          <text:p text:style-name="P6"><text:span text:style-name="T126"><text:s text:c="7"/></text:span><text:span text:style-name="T122">&lt;/</text:span><text:span text:style-name="T123">listener-class</text:span><text:span text:style-name="T122">&gt;</text:span></text:p>
          <text:p text:style-name="P6"><text:span text:style-name="T122">&lt;/</text:span><text:span text:style-name="T123">listener</text:span><text:span text:style-name="T122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1" draw:id="id71" draw:layer="layout" svg:width="10.922cm" svg:height="2.286cm" svg:x="3.302cm" svg:y="6.35cm">
          <text:p text:style-name="P1">Optionnel (par défaut : </text:p>
          <text:p text:style-name="P1"><text:span text:style-name="T109">/WEB-INF/applicationContext.xm</text:span>l)</text:p>
          <draw:enhanced-geometry svg:viewBox="0 0 21600 21600" draw:mirror-horizontal="false" draw:type="line-callout-2" draw:modifiers="3899.58802526778 32536.9479667687 -4023.84987893463 25047.3108876257 -494.369678659709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72" draw:id="id72" draw:layer="layout" svg:width="6.607cm" svg:height="2.286cm" svg:x="19.802cm" svg:y="5.632cm">
          <text:p text:style-name="P1">Un ou plusieurs fichiers (virgules ou retour chariot)</text:p>
          <draw:enhanced-geometry svg:viewBox="0 0 21600 21600" draw:mirror-horizontal="false" draw:type="line-callout-2" draw:modifiers="-12872.397094431 61787.1447310888 -7688.13559322034 26955.137735024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ccès au contexte Spring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On parle du “root application context”</text:p>
              </text:list-item>
              <text:list-item>
                <text:p>Utilitaire pour y accéder, ex. dans servlet :</text:p>
              </text:list-item>
            </text:list>
          </draw:text-box>
        </draw:frame>
        <draw:custom-shape draw:style-name="gr4" draw:text-style-name="P10" xml:id="id73" draw:id="id73" draw:layer="layout" svg:width="25.753cm" svg:height="10.443cm" svg:x="1.015cm" svg:y="9.115cm">
          <text:p text:style-name="P6"><text:span text:style-name="T148">public</text:span><text:span text:style-name="T149"> </text:span><text:span text:style-name="T148">class</text:span><text:span text:style-name="T149"> ListUsersServlet </text:span><text:span text:style-name="T148">extends</text:span><text:span text:style-name="T149"> HttpServlet {</text:span></text:p>
          <text:p text:style-name="P6"><text:span text:style-name="T149"/></text:p>
          <text:p text:style-name="P6"><text:span text:style-name="T149"><text:s text:c="2"/></text:span><text:span text:style-name="T148">private</text:span><text:span text:style-name="T149"> UserService </text:span><text:span text:style-name="T150">userService</text:span><text:span text:style-name="T149">;</text:span></text:p>
          <text:p text:style-name="P6"><text:span text:style-name="T149"/></text:p>
          <text:p text:style-name="P6"><text:span text:style-name="T151"><text:s text:c="2"/></text:span><text:span text:style-name="T151">@Override</text:span></text:p>
          <text:p text:style-name="P6"><text:span text:style-name="T148"><text:s text:c="2"/></text:span><text:span text:style-name="T148">public</text:span><text:span text:style-name="T149"> </text:span><text:span text:style-name="T148">void</text:span><text:span text:style-name="T149"> init() </text:span><text:span text:style-name="T148">throws</text:span><text:span text:style-name="T149"> ServletException {</text:span></text:p>
          <text:p text:style-name="P6"><text:span text:style-name="T149"><text:s text:c="4"/></text:span><text:span text:style-name="T149">ApplicationContext ctx = </text:span></text:p>
          <text:p text:style-name="P6"><text:span text:style-name="T149"><text:s text:c="6"/></text:span><text:span text:style-name="T149">WebApplicationContextUtils.</text:span><text:span text:style-name="T152">getRequiredWebApplicationContext</text:span><text:span text:style-name="T149">(</text:span></text:p>
          <text:p text:style-name="P6"><text:span text:style-name="T149"><text:s text:c="8"/></text:span><text:span text:style-name="T149">getServletContext()</text:span></text:p>
          <text:p text:style-name="P6"><text:span text:style-name="T149"><text:s text:c="4"/></text:span><text:span text:style-name="T149">);</text:span></text:p>
          <text:p text:style-name="P6"><text:span text:style-name="T150"><text:s text:c="4"/></text:span><text:span text:style-name="T150">userService</text:span><text:span text:style-name="T149"> = ctx.getBean(UserService.</text:span><text:span text:style-name="T148">class</text:span><text:span text:style-name="T149">);</text:span></text:p>
          <text:p text:style-name="P6"><text:span text:style-name="T149"><text:s text:c="2"/></text:span><text:span text:style-name="T149">}</text:span></text:p>
          <text:p text:style-name="P6"><text:span text:style-name="T153"><text:s text:c="2"/></text:span><text:span text:style-name="T153">(...) </text:span></text:p>
          <text:p text:style-name="P6"><text:span text:style-name="T153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Frameworks Web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a plupart des frameworks Web s'intégrent avec Spring</text:p>
              </text:list-item>
              <text:list-item>
                <text:p>Marche à suivre :</text:p>
                <text:list>
                  <text:list-item>
                    <text:p>Configuration de l'intégration</text:p>
                  </text:list-item>
                  <text:list-item>
                    <text:p>Ajout d'une propriété dans un contrôleur</text:p>
                  </text:list-item>
                  <text:list-item>
                    <text:p>Annoter la propriété avec l'annotation appropriée</text:p>
                    <text:list>
                      <text:list-item>
                        <text:p>ex. : @SpringBean pour Wick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Externalis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Souvent nécessaire d'externaliser la configuration</text:p>
              </text:list-item>
              <text:list-item>
                <text:p>Principe</text:p>
                <text:list>
                  <text:list-item>
                    <text:p>Fichier properties géré par l'équipe de prod</text:p>
                  </text:list-item>
                  <text:list-item>
                    <text:p>Faire référence à ce fichier dans Spring</text:p>
                  </text:list-item>
                  <text:list-item>
                    <text:p>Syntaxe ${propertyName} dans la 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Externalisation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4" draw:text-style-name="P21" xml:id="id74" draw:id="id74" draw:layer="layout" svg:width="25.753cm" svg:height="7.142cm" svg:x="1.014cm" svg:y="5.914cm">
          <text:p text:style-name="P6"><text:span text:style-name="T154">&lt;!-- ne surtout PAS utiliser ce DataSource en production ! --&gt;</text:span></text:p>
          <text:p text:style-name="P6"><text:span text:style-name="T155">&lt;</text:span><text:span text:style-name="T156">bean</text:span><text:span text:style-name="T157"> </text:span><text:span text:style-name="T158">id</text:span><text:span text:style-name="T159">=</text:span><text:span text:style-name="T160">"dataSource"</text:span><text:span text:style-name="T157"> </text:span><text:span text:style-name="T158">class</text:span><text:span text:style-name="T159">=</text:span><text:span text:style-name="T160">"o.s.jdbc.datasource.SingleConnectionDataSource"</text:span><text:span text:style-name="T155">&gt;</text:span></text:p>
          <text:p text:style-name="P6"><text:span text:style-name="T155"><text:s text:c="2"/></text:span><text:span text:style-name="T155">&lt;</text:span><text:span text:style-name="T156">property</text:span><text:span text:style-name="T157"> </text:span><text:span text:style-name="T158">name</text:span><text:span text:style-name="T159">=</text:span><text:span text:style-name="T160">"driverClassName"</text:span><text:span text:style-name="T157"> </text:span><text:span text:style-name="T158">value</text:span><text:span text:style-name="T159">=</text:span><text:span text:style-name="T160">"</text:span><text:span text:style-name="T161">${db.driver}</text:span><text:span text:style-name="T160">"</text:span><text:span text:style-name="T157"> </text:span><text:span text:style-name="T155">/&gt;</text:span></text:p>
          <text:p text:style-name="P6"><text:span text:style-name="T155"><text:s text:c="2"/></text:span><text:span text:style-name="T155">&lt;</text:span><text:span text:style-name="T156">property</text:span><text:span text:style-name="T157"> </text:span><text:span text:style-name="T158">name</text:span><text:span text:style-name="T159">=</text:span><text:span text:style-name="T160">"url"</text:span><text:span text:style-name="T157"> </text:span><text:span text:style-name="T158">value</text:span><text:span text:style-name="T159">=</text:span><text:span text:style-name="T160">"</text:span><text:span text:style-name="T161">${db.url}</text:span><text:span text:style-name="T160">"</text:span><text:span text:style-name="T157"> </text:span><text:span text:style-name="T155">/&gt;</text:span></text:p>
          <text:p text:style-name="P6"><text:span text:style-name="T155"><text:s text:c="2"/></text:span><text:span text:style-name="T155">&lt;</text:span><text:span text:style-name="T156">property</text:span><text:span text:style-name="T157"> </text:span><text:span text:style-name="T158">name</text:span><text:span text:style-name="T159">=</text:span><text:span text:style-name="T160">"username"</text:span><text:span text:style-name="T157"> </text:span><text:span text:style-name="T158">value</text:span><text:span text:style-name="T159">=</text:span><text:span text:style-name="T160">"</text:span><text:span text:style-name="T161">${db.username}</text:span><text:span text:style-name="T160">"</text:span><text:span text:style-name="T157"> </text:span><text:span text:style-name="T155">/&gt;</text:span></text:p>
          <text:p text:style-name="P6"><text:span text:style-name="T155"><text:s text:c="2"/></text:span><text:span text:style-name="T155">&lt;</text:span><text:span text:style-name="T156">property</text:span><text:span text:style-name="T157"> </text:span><text:span text:style-name="T158">name</text:span><text:span text:style-name="T159">=</text:span><text:span text:style-name="T160">"password"</text:span><text:span text:style-name="T157"> </text:span><text:span text:style-name="T158">value</text:span><text:span text:style-name="T159">=</text:span><text:span text:style-name="T160">"</text:span><text:span text:style-name="T161">${db.password}</text:span><text:span text:style-name="T160">"</text:span><text:span text:style-name="T157"> </text:span><text:span text:style-name="T155">/&gt;</text:span></text:p>
          <text:p text:style-name="P6"><text:span text:style-name="T155"><text:s text:c="2"/></text:span><text:span text:style-name="T155">&lt;</text:span><text:span text:style-name="T156">property</text:span><text:span text:style-name="T157"> </text:span><text:span text:style-name="T158">name</text:span><text:span text:style-name="T159">=</text:span><text:span text:style-name="T160">"suppressClose"</text:span><text:span text:style-name="T157"> </text:span><text:span text:style-name="T158">value</text:span><text:span text:style-name="T159">=</text:span><text:span text:style-name="T160">"true"</text:span><text:span text:style-name="T157"> </text:span><text:span text:style-name="T155">/&gt;</text:span><text:span text:style-name="T159"> </text:span></text:p>
          <text:p text:style-name="P6"><text:span text:style-name="T155">&lt;/</text:span><text:span text:style-name="T156">bean</text:span><text:span text:style-name="T155">&gt;</text:span></text:p>
          <text:p text:style-name="P6"><text:span text:style-name="T159"/></text:p>
          <text:p text:style-name="P6"><text:span text:style-name="T162">&lt;</text:span><text:span text:style-name="T163">context:property-placeholder</text:span><text:span text:style-name="T164"> </text:span></text:p>
          <text:p text:style-name="P6"><text:span text:style-name="T165"><text:s text:c="2"/></text:span><text:span text:style-name="T165">location</text:span><text:span text:style-name="T166">=</text:span><text:span text:style-name="T161">"file:./application-configuration.properties"</text:span><text:span text:style-name="T162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xml:id="id75" draw:id="id75" draw:layer="layout" svg:width="25.753cm" svg:height="3.389cm" svg:x="1.013cm" svg:y="15.013cm">
          <text:p text:style-name="P6"><text:span text:style-name="T167">db.driver=org.h2.Driver</text:span></text:p>
          <text:p text:style-name="P6"><text:span text:style-name="T167">db.url=jdbc:h2:tcp://localhost/mem:spring_workshop</text:span></text:p>
          <text:p text:style-name="P6"><text:span text:style-name="T167">db.username=sa</text:span></text:p>
          <text:p text:style-name="P6"><text:span text:style-name="T167">db.password=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2" xml:id="id76" draw:id="id76" draw:layer="layout" svg:width="11.416cm" svg:height="0.962cm" svg:x="0.762cm" svg:y="13.962cm">
          <draw:text-box>
            <text:p><text:span text:style-name="T109">application-configuration.propert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Définir des groupes de bean</text:p>
              </text:list-item>
              <text:list-item>
                <text:p>Activer leur prise en compte à la création du contexte Spr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fils, définition et activation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4" draw:text-style-name="P23" xml:id="id77" draw:id="id77" draw:layer="layout" svg:width="25.753cm" svg:height="7.548cm" svg:x="1.014cm" svg:y="4.814cm">
          <text:p text:style-name="P6"><text:span text:style-name="T168">&lt;</text:span><text:span text:style-name="T169">beans</text:span><text:span text:style-name="T153"> </text:span><text:span text:style-name="T170">profile</text:span><text:span text:style-name="T171">=</text:span><text:span text:style-name="T172">"in-memory-db"</text:span><text:span text:style-name="T168">&gt;</text:span></text:p>
          <text:p text:style-name="P6"><text:span text:style-name="T168"><text:s text:c="2"/></text:span><text:span text:style-name="T168">&lt;</text:span><text:span text:style-name="T169">jdbc:embedded-database</text:span><text:span text:style-name="T153"> </text:span><text:span text:style-name="T170">id</text:span><text:span text:style-name="T171">=</text:span><text:span text:style-name="T172">"dataSource"</text:span><text:span text:style-name="T153"> </text:span><text:span text:style-name="T170">type</text:span><text:span text:style-name="T171">=</text:span><text:span text:style-name="T172">"H2"</text:span><text:span text:style-name="T168">&gt;</text:span></text:p>
          <text:p text:style-name="P6"><text:span text:style-name="T168"><text:s text:c="4"/></text:span><text:span text:style-name="T168">&lt;</text:span><text:span text:style-name="T169">jdbc:script</text:span><text:span text:style-name="T153"> </text:span><text:span text:style-name="T170">location</text:span><text:span text:style-name="T171">=</text:span><text:span text:style-name="T172">"classpath:/create-tables.sql"</text:span><text:span text:style-name="T153"> </text:span><text:span text:style-name="T168">/&gt;</text:span></text:p>
          <text:p text:style-name="P6"><text:span text:style-name="T168"><text:s text:c="4"/></text:span><text:span text:style-name="T168">&lt;</text:span><text:span text:style-name="T169">jdbc:script</text:span><text:span text:style-name="T153"> </text:span><text:span text:style-name="T170">location</text:span><text:span text:style-name="T171">=</text:span><text:span text:style-name="T172">"classpath:/insert-data.sql"</text:span><text:span text:style-name="T153"> </text:span><text:span text:style-name="T168">/&gt;</text:span></text:p>
          <text:p text:style-name="P6"><text:span text:style-name="T168"><text:s text:c="2"/></text:span><text:span text:style-name="T168">&lt;/</text:span><text:span text:style-name="T169">jdbc:embedded-database</text:span><text:span text:style-name="T168">&gt;</text:span></text:p>
          <text:p text:style-name="P6"><text:span text:style-name="T168">&lt;/</text:span><text:span text:style-name="T169">beans</text:span><text:span text:style-name="T168">&gt;</text:span></text:p>
          <text:p text:style-name="P6"><text:span text:style-name="T171"/></text:p>
          <text:p text:style-name="P6"><text:span text:style-name="T168">&lt;</text:span><text:span text:style-name="T169">beans</text:span><text:span text:style-name="T153"> </text:span><text:span text:style-name="T170">profile</text:span><text:span text:style-name="T171">=</text:span><text:span text:style-name="T172">"standalone-db"</text:span><text:span text:style-name="T168">&gt;</text:span></text:p>
          <text:p text:style-name="P6"><text:span text:style-name="T167"><text:s text:c="2"/></text:span><text:span text:style-name="T167">(...)</text:span></text:p>
          <text:p text:style-name="P6"><text:span text:style-name="T168">&lt;/</text:span><text:span text:style-name="T169">beans</text:span><text:span text:style-name="T16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4" xml:id="id78" draw:id="id78" draw:layer="layout" svg:width="25.753cm" svg:height="1.119cm" svg:x="0.994cm" svg:y="13.613cm">
          <text:p text:style-name="P6"><text:span text:style-name="T173">-Dspring.profiles.active=in-memory-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3" xml:id="id79" draw:id="id79" draw:layer="layout" svg:width="25.753cm" svg:height="1.119cm" svg:x="0.993cm" svg:y="15.112cm">
          <text:p text:style-name="P6"><text:span text:style-name="T174">System.</text:span><text:span text:style-name="T23">setProperty</text:span><text:span text:style-name="T20">(</text:span><text:span text:style-name="T24">"spring.profiles.active"</text:span><text:span text:style-name="T20">, </text:span><text:span text:style-name="T24">"in-memory-db"</text:span><text:span text:style-name="T20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3" xml:id="id80" draw:id="id80" draw:layer="layout" svg:width="25.753cm" svg:height="1.119cm" svg:x="0.992cm" svg:y="16.611cm">
          <text:p text:style-name="P6"><text:span text:style-name="T22">@ActiveProfiles</text:span><text:span text:style-name="T20">(</text:span><text:span text:style-name="T24">"in-memory-db"</text:span><text:span text:style-name="T20">) </text:span><text:span text:style-name="T175">// dans</text:span><text:span text:style-name="T20"> </text:span><text:span text:style-name="T175">le TestContext framework</text:span><text:span text:style-name="T20">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Profils accessibles de puis Environment</text:p>
                <text:list>
                  <text:list-item>
                    <text:p>Lui-même injecté avec @Autowired</text:p>
                  </text:list-item>
                </text:list>
              </text:list-item>
              <text:list-item>
                <text:p>En configuration Java</text:p>
                <text:list>
                  <text:list-item>
                    <text:p>Permet de tester des valeurs de profils</text:p>
                  </text:list-item>
                  <text:list-item>
                    <text:p>Et d'instancier des grappes d'objets en conséquences</text:p>
                  </text:list-item>
                  <text:list-item>
                    <text:p>ex. : profil “standalone”, “app-server”, “prod”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4" draw:text-style-name="P23" draw:layer="layout" svg:width="25.753cm" svg:height="10.758cm" svg:x="1.014cm" svg:y="6.414cm">
          <text:p text:style-name="P25"><text:span text:style-name="T153">@Configuration</text:span></text:p>
          <text:p text:style-name="P26"><text:span text:style-name="T176">public</text:span><text:span text:style-name="T177"> </text:span><text:span text:style-name="T176">class</text:span><text:span text:style-name="T177"> ApplicationConfiguration { </text:span></text:p>
          <text:p text:style-name="P27"><text:span text:style-name="T153"><text:tab/></text:span></text:p>
          <text:p text:style-name="P26"><text:span text:style-name="T177"><text:tab/></text:span><text:span text:style-name="T178">@Autowired</text:span><text:span text:style-name="T177"> Environment </text:span><text:span text:style-name="T179">environment</text:span><text:span text:style-name="T177">;</text:span></text:p>
          <text:p text:style-name="P27"><text:span text:style-name="T153"><text:tab/></text:span></text:p>
          <text:p text:style-name="P26"><text:span text:style-name="T177"><text:tab/></text:span><text:span text:style-name="T178">@Bean</text:span><text:span text:style-name="T177"> </text:span><text:span text:style-name="T176">public</text:span><text:span text:style-name="T177"> ObjectMapper jsonMapper() {</text:span></text:p>
          <text:p text:style-name="P26"><text:span text:style-name="T177"><text:tab/></text:span><text:span text:style-name="T177"><text:tab/></text:span><text:span text:style-name="T177">ObjectMapper </text:span><text:span text:style-name="T180">mapper</text:span><text:span text:style-name="T177"> = </text:span><text:span text:style-name="T176">new</text:span><text:span text:style-name="T177"> ObjectMapper();</text:span></text:p>
          <text:p text:style-name="P26"><text:span text:style-name="T177"><text:tab/></text:span><text:span text:style-name="T177"><text:tab/></text:span><text:span text:style-name="T176">if</text:span><text:span text:style-name="T177">(</text:span><text:span text:style-name="T179">environment</text:span><text:span text:style-name="T177">.acceptsProfiles(</text:span><text:span text:style-name="T181">"debug"</text:span><text:span text:style-name="T177">)) {</text:span></text:p>
          <text:p text:style-name="P26"><text:span text:style-name="T177"><text:tab/></text:span><text:span text:style-name="T177"><text:tab/></text:span><text:span text:style-name="T177"><text:tab/></text:span><text:span text:style-name="T180">mapper</text:span><text:span text:style-name="T177">.enable(SerializationFeature.</text:span><text:span text:style-name="T182">INDENT_OUTPUT</text:span><text:span text:style-name="T177">);</text:span></text:p>
          <text:p text:style-name="P27"><text:span text:style-name="T153"><text:tab/></text:span><text:span text:style-name="T153"><text:tab/></text:span><text:span text:style-name="T153">}</text:span></text:p>
          <text:p text:style-name="P26"><text:span text:style-name="T177"><text:tab/></text:span><text:span text:style-name="T177"><text:tab/></text:span><text:span text:style-name="T176">return</text:span><text:span text:style-name="T177"> </text:span><text:span text:style-name="T180">mapper</text:span><text:span text:style-name="T177">;</text:span></text:p>
          <text:p text:style-name="P27"><text:span text:style-name="T153"><text:tab/></text:span><text:span text:style-name="T153">}</text:span></text:p>
          <text:p text:style-name="P27"><text:span text:style-name="T153"><text:tab/></text:span></text:p>
          <text:p text:style-name="P27"><text:span text:style-name="T153">}</text:span></text:p>
          <text:p text:style-name="P28"><text:span text:style-name="T153"/></text:p>
          <text:p text:style-name="P28"><text:span text:style-name="T153"/></text:p>
          <text:p text:style-name="P28"><text:span text:style-name="T153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web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du ContextLoaderListener</text:p>
              </text:list-item>
              <text:list-item>
                <text:p>Externalisation avec PropertyPlaceholder</text:p>
              </text:list-item>
              <text:list-item>
                <text:p>Définition et activation de profil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Monospace1" svg:font-family="Monospace" style:font-pitch="fixed"/>
    <style:font-face style:name="Courier New1" svg:font-family="'Courier New'" style:font-family-generic="modern" style:font-pitch="fixed"/>
    <style:font-face style:name="Monospace3" svg:font-family="Monospace" style:font-family-generic="roman" style:font-pitch="fixed"/>
    <style:font-face style:name="Arial2" svg:font-family="Arial" style:font-pitch="variable"/>
    <style:font-face style:name="Lohit Hindi1" svg:font-family="'Lohit Hindi'" style:font-pitch="variable"/>
    <style:font-face style:name="Monospace" svg:font-family="Monospace" style:font-pitch="variable"/>
    <style:font-face style:name="WenQuanYi Micro Hei1" svg:font-family="'WenQuanYi Micro Hei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onospace2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6" draw:display-name="Gradient 16" draw:style="linear" draw:start-color="#e6e6e6" draw:end-color="#fefefe" draw:start-intensity="100%" draw:end-intensity="100%" draw:angle="2250" draw:border="0%"/>
    <draw:gradient draw:name="Gradient_20_25" draw:display-name="Gradient 25" draw:style="linear" draw:start-color="#dc2300" draw:end-color="#fefefe" draw:start-intensity="100%" draw:end-intensity="100%" draw:angle="2250" draw:border="0%"/>
    <draw:gradient draw:name="Gradient_20_26" draw:display-name="Gradient 26" draw:style="linear" draw:start-color="#008000" draw:end-color="#fefefe" draw:start-intensity="100%" draw:end-intensity="100%" draw:angle="2250" draw:border="0%"/>
    <draw:gradient draw:name="Gradient_20_28" draw:display-name="Gradient 28" draw:style="linear" draw:start-color="#c5000b" draw:end-color="#fefefe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e6e6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none" draw:fill="none" fo:clip="rect(0cm, 0cm, 0cm, 0cm)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152cm" svg:stroke-color="#e6e6e6" draw:marker-start-width="0.427cm" draw:marker-end-width="0.427cm" draw:fill="none" draw:textarea-vertical-align="middle" fo:padding-top="0.075cm" fo:padding-bottom="0.075cm" fo:padding-left="0.075cm" fo:padding-right="0.07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7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8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1" fo:font-size="10pt" fo:language="en" fo:country="GB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8.194cm" svg:height="3.80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199cm" svg:height="3.506cm" svg:x="1.4cm" svg:y="0.2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5" draw:layer="backgroundobjects" svg:x1="0cm" svg:y1="3.864cm" svg:x2="28cm" svg:y2="3.864cm">
        <text:p/>
      </draw:line>
      <draw:custom-shape draw:style-name="Mgr4" draw:text-style-name="MP7" draw:layer="backgroundobjects" svg:width="3.006cm" svg:height="0.44cm" svg:x="0.094cm" svg:y="20.109cm">
        <text:p text:style-name="MP6"><text:span text:style-name="MT2">© Zenika 2015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name="AutoShape 8" draw:style-name="Mgr5" draw:text-style-name="MP8" draw:layer="backgroundobjects" svg:width="4.123cm" svg:height="1.499cm" svg:x="23.277cm" svg:y="1.198cm">
        <text:p/>
        <draw:enhanced-geometry svg:viewBox="0 0 21600 21600" draw:path-stretchpoint-x="10800" draw:path-stretchpoint-y="10800" draw:text-areas="?f3 ?f4 ?f5 ?f6" draw:type="non-primitive" draw:modifiers="66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name="Picture 9" draw:style-name="Mgr6" draw:layer="backgroundobjects" svg:width="3.493cm" svg:height="1.124cm" svg:x="23.586cm" svg:y="1.392cm">
        <draw:image xlink:href="Pictures/10000000000000D30000004465AA4186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16T21:06:04</meta:creation-date>
    <meta:generator>LibreOffice/4.2.8.2$Linux_X86_64 LibreOffice_project/420m0$Build-2</meta:generator>
    <dc:date>2015-07-31T16:11:40.861444075</dc:date>
    <meta:editing-duration>P1DT20H30M44S</meta:editing-duration>
    <meta:editing-cycles>258</meta:editing-cycles>
    <meta:document-statistic meta:object-count="412"/>
  </office:meta>
</office:document-meta>
</file>